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252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2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2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2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29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29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9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2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29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2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0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0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0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15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16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17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18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19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20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21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22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20d468e"/>
    </style:style>
    <style:style style:name="P325" style:family="paragraph" style:parent-style-name="Standard">
      <style:text-properties fo:font-weight="bold" style:font-weight-asian="bold" style:font-weight-complex="bold"/>
    </style:style>
    <style:style style:name="P326" style:family="paragraph" style:parent-style-name="Standard">
      <style:text-properties officeooo:rsid="0314fa7e" officeooo:paragraph-rsid="0314fa7e"/>
    </style:style>
    <style:style style:name="P327" style:family="paragraph" style:parent-style-name="Standard">
      <style:text-properties officeooo:rsid="0314fa7e" officeooo:paragraph-rsid="03169cec"/>
    </style:style>
    <style:style style:name="P328" style:family="paragraph" style:parent-style-name="Standard">
      <style:text-properties fo:language="en" fo:country="US" officeooo:rsid="031723f3" officeooo:paragraph-rsid="031723f3"/>
    </style:style>
    <style:style style:name="P329" style:family="paragraph" style:parent-style-name="Standard">
      <style:text-properties fo:language="en" fo:country="US" officeooo:rsid="031b1e5c" officeooo:paragraph-rsid="031b1e5c"/>
    </style:style>
    <style:style style:name="P330" style:family="paragraph" style:parent-style-name="Standard">
      <style:text-properties fo:language="en" fo:country="US" officeooo:rsid="031b1e5c" officeooo:paragraph-rsid="031c34e1"/>
    </style:style>
    <style:style style:name="P331" style:family="paragraph" style:parent-style-name="Standard">
      <style:text-properties fo:language="en" fo:country="US" officeooo:rsid="031c34e1" officeooo:paragraph-rsid="031c34e1"/>
    </style:style>
    <style:style style:name="P332" style:family="paragraph" style:parent-style-name="Standard">
      <style:text-properties fo:language="en" fo:country="US" officeooo:rsid="0384e004" officeooo:paragraph-rsid="0384e004"/>
    </style:style>
    <style:style style:name="P333" style:family="paragraph" style:parent-style-name="Standard">
      <style:text-properties officeooo:rsid="0384e004" officeooo:paragraph-rsid="0384e004"/>
    </style:style>
    <style:style style:name="P334" style:family="paragraph" style:parent-style-name="Table_20_Contents">
      <style:text-properties fo:language="en" fo:country="US" officeooo:rsid="03221e34" officeooo:paragraph-rsid="03221e34"/>
    </style:style>
    <style:style style:name="P335" style:family="paragraph" style:parent-style-name="Table_20_Contents">
      <style:text-properties fo:language="en" fo:country="US" officeooo:rsid="03258b71" officeooo:paragraph-rsid="03258b71"/>
    </style:style>
    <style:style style:name="P336" style:family="paragraph" style:parent-style-name="Table_20_Contents">
      <style:text-properties fo:language="en" fo:country="US" officeooo:rsid="03267f1e" officeooo:paragraph-rsid="03267f1e"/>
    </style:style>
    <style:style style:name="P337" style:family="paragraph" style:parent-style-name="Table_20_Contents">
      <style:text-properties fo:language="en" fo:country="US" officeooo:rsid="0328b9f2" officeooo:paragraph-rsid="0328b9f2"/>
    </style:style>
    <style:style style:name="P338" style:family="paragraph" style:parent-style-name="Table_20_Contents">
      <style:text-properties fo:language="en" fo:country="US" officeooo:rsid="03291325" officeooo:paragraph-rsid="03291325"/>
    </style:style>
    <style:style style:name="P339" style:family="paragraph" style:parent-style-name="Table_20_Contents">
      <style:text-properties fo:language="en" fo:country="US" officeooo:rsid="032e3bf4" officeooo:paragraph-rsid="032e3bf4"/>
    </style:style>
    <style:style style:name="P340" style:family="paragraph" style:parent-style-name="Table_20_Contents">
      <style:text-properties fo:language="en" fo:country="US" officeooo:rsid="032ec2be" officeooo:paragraph-rsid="032ec2be"/>
    </style:style>
    <style:style style:name="P341" style:family="paragraph" style:parent-style-name="Table_20_Contents">
      <style:text-properties fo:language="en" fo:country="US" officeooo:rsid="034341d1" officeooo:paragraph-rsid="034341d1"/>
    </style:style>
    <style:style style:name="P342" style:family="paragraph" style:parent-style-name="Table_20_Contents">
      <style:text-properties fo:color="#000000" fo:language="en" fo:country="US" officeooo:rsid="03221e34" officeooo:paragraph-rsid="03221e34"/>
    </style:style>
    <style:style style:name="P343" style:family="paragraph" style:parent-style-name="Table_20_Contents">
      <style:text-properties fo:color="#000000" fo:language="en" fo:country="US" officeooo:rsid="032c9cec" officeooo:paragraph-rsid="032c9cec"/>
    </style:style>
    <style:style style:name="P344" style:family="paragraph" style:parent-style-name="Table_20_Contents">
      <style:text-properties fo:color="#000000" fo:language="en" fo:country="US" officeooo:rsid="032e3bf4" officeooo:paragraph-rsid="032e3bf4"/>
    </style:style>
    <style:style style:name="P345" style:family="paragraph" style:parent-style-name="Table_20_Contents">
      <style:text-properties fo:color="#000000" fo:language="en" fo:country="US" officeooo:rsid="032ec2be" officeooo:paragraph-rsid="032ec2be"/>
    </style:style>
    <style:style style:name="P346" style:family="paragraph" style:parent-style-name="Table_20_Contents">
      <style:text-properties fo:color="#000000" fo:language="en" fo:country="US" officeooo:rsid="034341d1" officeooo:paragraph-rsid="034341d1"/>
    </style:style>
    <style:style style:name="P347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348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349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350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351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352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3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63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364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365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3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3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3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3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3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3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3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b169e6" style:font-size-asian="12pt" style:font-weight-asian="normal" style:font-size-complex="12pt" style:font-weight-complex="normal"/>
    </style:style>
    <style:style style:name="P3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3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3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3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3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3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3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3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3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3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3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3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3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3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3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36209" style:font-size-asian="12pt" style:font-weight-asian="normal" style:font-size-complex="12pt" style:font-weight-complex="normal"/>
    </style:style>
    <style:style style:name="P3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3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3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3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3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3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4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4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4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4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4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4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4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4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b169e6" style:font-size-asian="12pt" style:font-weight-asian="bold" style:font-size-complex="12pt" style:font-weight-complex="bold"/>
    </style:style>
    <style:style style:name="P4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4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4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4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4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4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4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4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4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4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4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4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4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4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4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4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4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425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1b765e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officeooo:rsid="00e22f60"/>
    </style:style>
    <style:style style:name="T42" style:family="text">
      <style:text-properties fo:language="ru" fo:country="RU" officeooo:rsid="00e07902"/>
    </style:style>
    <style:style style:name="T43" style:family="text">
      <style:text-properties fo:language="ru" fo:country="RU" officeooo:rsid="00f99873"/>
    </style:style>
    <style:style style:name="T44" style:family="text">
      <style:text-properties fo:language="ru" fo:country="RU" officeooo:rsid="014851b9"/>
    </style:style>
    <style:style style:name="T45" style:family="text">
      <style:text-properties fo:language="ru" fo:country="RU" fo:font-weight="normal" officeooo:rsid="01273d1c" style:font-weight-asian="normal" style:font-weight-complex="normal"/>
    </style:style>
    <style:style style:name="T46" style:family="text">
      <style:text-properties fo:language="ru" fo:country="RU" fo:font-weight="normal" officeooo:rsid="01276c86" style:font-weight-asian="normal" style:font-weight-complex="normal"/>
    </style:style>
    <style:style style:name="T47" style:family="text">
      <style:text-properties fo:language="ru" fo:country="RU" fo:font-weight="normal" officeooo:rsid="002eac18" style:font-weight-asian="normal" style:font-weight-complex="normal"/>
    </style:style>
    <style:style style:name="T48" style:family="text">
      <style:text-properties fo:language="ru" fo:country="RU" fo:font-weight="normal" officeooo:rsid="03aecd04" style:font-weight-asian="normal" style:font-weight-complex="normal"/>
    </style:style>
    <style:style style:name="T49" style:family="text">
      <style:text-properties fo:language="ru" fo:country="RU" fo:font-weight="normal" officeooo:rsid="03b169e6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fo:language="ru" fo:country="RU" officeooo:rsid="03438605"/>
    </style:style>
    <style:style style:name="T56" style:family="text">
      <style:text-properties fo:language="ru" fo:country="RU" officeooo:rsid="03affca7"/>
    </style:style>
    <style:style style:name="T57" style:family="text">
      <style:text-properties fo:language="ru" fo:country="RU" officeooo:rsid="03b36209"/>
    </style:style>
    <style:style style:name="T58" style:family="text">
      <style:text-properties officeooo:rsid="00172148"/>
    </style:style>
    <style:style style:name="T59" style:family="text">
      <style:text-properties officeooo:rsid="001a760f"/>
    </style:style>
    <style:style style:name="T60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61" style:family="text">
      <style:text-properties fo:color="#00cc00" fo:font-size="12pt" officeooo:rsid="003d3901" style:font-size-asian="12pt" style:font-size-complex="12pt"/>
    </style:style>
    <style:style style:name="T62" style:family="text">
      <style:text-properties officeooo:rsid="0066550c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66550c" style:font-weight-asian="bold" style:font-weight-complex="bold"/>
    </style:style>
    <style:style style:name="T65" style:family="text">
      <style:text-properties fo:font-weight="bold" officeooo:rsid="00878411" style:font-weight-asian="bold" style:font-weight-complex="bold"/>
    </style:style>
    <style:style style:name="T66" style:family="text">
      <style:text-properties fo:font-weight="bold" officeooo:rsid="00ac5342" style:font-weight-asian="bold" style:font-weight-complex="bold"/>
    </style:style>
    <style:style style:name="T67" style:family="text">
      <style:text-properties fo:font-weight="bold" officeooo:rsid="00ad85bf" style:font-weight-asian="bold" style:font-weight-complex="bold"/>
    </style:style>
    <style:style style:name="T68" style:family="text">
      <style:text-properties fo:font-weight="bold" officeooo:rsid="00ae74d4" style:font-weight-asian="bold" style:font-weight-complex="bold"/>
    </style:style>
    <style:style style:name="T69" style:family="text">
      <style:text-properties officeooo:rsid="00cc73d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260a9fd" style:font-weight-asian="normal" style:font-weight-complex="normal"/>
    </style:style>
    <style:style style:name="T72" style:family="text">
      <style:text-properties fo:font-weight="normal" officeooo:rsid="02610941" style:font-weight-asian="normal" style:font-weight-complex="normal"/>
    </style:style>
    <style:style style:name="T73" style:family="text">
      <style:text-properties fo:font-weight="normal" officeooo:rsid="02636432" style:font-weight-asian="normal" style:font-weight-complex="normal"/>
    </style:style>
    <style:style style:name="T74" style:family="text">
      <style:text-properties fo:font-weight="normal" officeooo:rsid="0265540d" style:font-weight-asian="normal" style:font-weight-complex="normal"/>
    </style:style>
    <style:style style:name="T75" style:family="text">
      <style:text-properties fo:font-weight="normal" officeooo:rsid="02a11817" style:font-weight-asian="normal" style:font-weight-complex="normal"/>
    </style:style>
    <style:style style:name="T76" style:family="text">
      <style:text-properties fo:font-weight="normal" officeooo:rsid="037e19ca" style:font-weight-asian="normal" style:font-weight-complex="normal"/>
    </style:style>
    <style:style style:name="T77" style:family="text">
      <style:text-properties fo:font-weight="normal" officeooo:rsid="03917495" style:font-weight-asian="normal" style:font-weight-complex="normal"/>
    </style:style>
    <style:style style:name="T78" style:family="text">
      <style:text-properties fo:font-weight="normal" officeooo:rsid="0392b3e5" style:font-weight-asian="normal" style:font-weight-complex="normal"/>
    </style:style>
    <style:style style:name="T79" style:family="text">
      <style:text-properties fo:font-weight="normal" officeooo:rsid="039f1c28" style:font-weight-asian="normal" style:font-weight-complex="normal"/>
    </style:style>
    <style:style style:name="T80" style:family="text">
      <style:text-properties fo:font-weight="normal" officeooo:rsid="03a44891" style:font-weight-asian="normal" style:font-weight-complex="normal"/>
    </style:style>
    <style:style style:name="T81" style:family="text">
      <style:text-properties fo:font-weight="normal" officeooo:rsid="03a5b8cd" style:font-weight-asian="normal" style:font-weight-complex="normal"/>
    </style:style>
    <style:style style:name="T82" style:family="text">
      <style:text-properties fo:font-weight="normal" officeooo:rsid="03a76926" style:font-weight-asian="normal" style:font-weight-complex="normal"/>
    </style:style>
    <style:style style:name="T83" style:family="text">
      <style:text-properties fo:font-weight="normal" officeooo:rsid="03a8e572" style:font-weight-asian="normal" style:font-weight-complex="normal"/>
    </style:style>
    <style:style style:name="T84" style:family="text">
      <style:text-properties fo:font-weight="normal" officeooo:rsid="03aa196d" style:font-weight-asian="normal" style:font-weight-complex="normal"/>
    </style:style>
    <style:style style:name="T85" style:family="text">
      <style:text-properties fo:font-weight="normal" officeooo:rsid="03aecd04" style:font-weight-asian="normal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1c9a5e1" style:font-size-asian="12pt" style:font-size-complex="12pt"/>
    </style:style>
    <style:style style:name="T88" style:family="text">
      <style:text-properties fo:font-size="12pt" fo:language="en" fo:country="US" officeooo:rsid="0061f44e" style:font-size-asian="12pt" style:font-size-complex="12pt"/>
    </style:style>
    <style:style style:name="T89" style:family="text">
      <style:text-properties fo:font-size="12pt" fo:language="en" fo:country="US" officeooo:rsid="006329b4" style:font-size-asian="12pt" style:font-size-complex="12pt"/>
    </style:style>
    <style:style style:name="T90" style:family="text">
      <style:text-properties fo:font-size="12pt" fo:language="en" fo:country="US" officeooo:rsid="0211072c" style:font-size-asian="12pt" style:font-size-complex="12pt"/>
    </style:style>
    <style:style style:name="T91" style:family="text">
      <style:text-properties fo:font-size="12pt" fo:language="en" fo:country="US" officeooo:rsid="0212f843" style:font-size-asian="12pt" style:font-size-complex="12pt"/>
    </style:style>
    <style:style style:name="T92" style:family="text">
      <style:text-properties fo:font-size="12pt" fo:language="en" fo:country="US" officeooo:rsid="025557e8" style:font-size-asian="12pt" style:font-size-complex="12pt"/>
    </style:style>
    <style:style style:name="T93" style:family="text">
      <style:text-properties fo:font-size="12pt" fo:language="en" fo:country="US" officeooo:rsid="011dc76d" style:font-size-asian="12pt" style:font-size-complex="12pt"/>
    </style:style>
    <style:style style:name="T94" style:family="text">
      <style:text-properties fo:font-size="12pt" fo:language="en" fo:country="US" officeooo:rsid="02686ed5" style:font-size-asian="12pt" style:font-size-complex="12pt"/>
    </style:style>
    <style:style style:name="T95" style:family="text">
      <style:text-properties fo:font-size="12pt" fo:language="en" fo:country="US" officeooo:rsid="0269033e" style:font-size-asian="12pt" style:font-size-complex="12pt"/>
    </style:style>
    <style:style style:name="T96" style:family="text">
      <style:text-properties fo:font-size="12pt" fo:language="en" fo:country="US" officeooo:rsid="026eb9dc" style:font-size-asian="12pt" style:font-size-complex="12pt"/>
    </style:style>
    <style:style style:name="T97" style:family="text">
      <style:text-properties fo:font-size="12pt" fo:language="en" fo:country="US" officeooo:rsid="02b8a696" style:font-size-asian="12pt" style:font-size-complex="12pt"/>
    </style:style>
    <style:style style:name="T98" style:family="text">
      <style:text-properties fo:font-size="12pt" fo:language="en" fo:country="US" officeooo:rsid="02b9c835" style:font-size-asian="12pt" style:font-size-complex="12pt"/>
    </style:style>
    <style:style style:name="T99" style:family="text">
      <style:text-properties fo:font-size="12pt" fo:language="ru" fo:country="RU" officeooo:rsid="00172148" style:font-size-asian="12pt" style:font-size-complex="12pt"/>
    </style:style>
    <style:style style:name="T100" style:family="text">
      <style:text-properties fo:font-size="12pt" fo:background-color="#e6e6ff" loext:char-shading-value="0" style:font-size-asian="12pt" style:font-size-complex="12pt"/>
    </style:style>
    <style:style style:name="T101" style:family="text">
      <style:text-properties fo:font-size="12pt" fo:font-weight="normal" style:font-size-asian="12pt" style:font-weight-asian="normal" style:font-size-complex="12pt" style:font-weight-complex="normal"/>
    </style:style>
    <style:style style:name="T102" style:family="text">
      <style:text-properties officeooo:rsid="0148ff9d"/>
    </style:style>
    <style:style style:name="T103" style:family="text">
      <style:text-properties fo:color="#000000"/>
    </style:style>
    <style:style style:name="T10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5" style:family="text">
      <style:text-properties officeooo:rsid="02172e32"/>
    </style:style>
    <style:style style:name="T106" style:family="text">
      <style:text-properties fo:font-style="italic" officeooo:rsid="0029d2f2" style:font-style-asian="italic" style:font-style-complex="italic"/>
    </style:style>
    <style:style style:name="T107" style:family="text">
      <style:text-properties officeooo:rsid="0029d2f2"/>
    </style:style>
    <style:style style:name="T108" style:family="text">
      <style:text-properties fo:color="#cccccc"/>
    </style:style>
    <style:style style:name="T109" style:family="text">
      <style:text-properties officeooo:rsid="0265540d"/>
    </style:style>
    <style:style style:name="T110" style:family="text">
      <style:text-properties officeooo:rsid="011dc76d"/>
    </style:style>
    <style:style style:name="T111" style:family="text">
      <style:text-properties officeooo:rsid="027c96f3"/>
    </style:style>
    <style:style style:name="T112" style:family="text">
      <style:text-properties officeooo:rsid="028c345b"/>
    </style:style>
    <style:style style:name="T113" style:family="text">
      <style:text-properties officeooo:rsid="02a346f0"/>
    </style:style>
    <style:style style:name="T114" style:family="text">
      <style:text-properties officeooo:rsid="02a4f7f5"/>
    </style:style>
    <style:style style:name="T115" style:family="text">
      <style:text-properties officeooo:rsid="02a9e3fd"/>
    </style:style>
    <style:style style:name="T116" style:family="text">
      <style:text-properties officeooo:rsid="02aed804"/>
    </style:style>
    <style:style style:name="T117" style:family="text">
      <style:text-properties officeooo:rsid="02b103ad"/>
    </style:style>
    <style:style style:name="T118" style:family="text">
      <style:text-properties officeooo:rsid="02d2a30a"/>
    </style:style>
    <style:style style:name="T119" style:family="text">
      <style:text-properties officeooo:rsid="02e2c631"/>
    </style:style>
    <style:style style:name="T120" style:family="text">
      <style:text-properties officeooo:rsid="02f20729"/>
    </style:style>
    <style:style style:name="T121" style:family="text">
      <style:text-properties officeooo:rsid="02f3d5ed"/>
    </style:style>
    <style:style style:name="T122" style:family="text">
      <style:text-properties officeooo:rsid="02f8907c"/>
    </style:style>
    <style:style style:name="T123" style:family="text">
      <style:text-properties officeooo:rsid="03037035"/>
    </style:style>
    <style:style style:name="T124" style:family="text">
      <style:text-properties officeooo:rsid="0327aca7"/>
    </style:style>
    <style:style style:name="T125" style:family="text">
      <style:text-properties officeooo:rsid="032b51b7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2a574" style:font-style-asian="normal" style:font-style-complex="normal"/>
    </style:style>
    <style:style style:name="T128" style:family="text">
      <style:text-properties officeooo:rsid="002eac18"/>
    </style:style>
    <style:style style:name="T129" style:family="text">
      <style:text-properties officeooo:rsid="03438605"/>
    </style:style>
    <style:style style:name="T130" style:family="text">
      <style:text-properties officeooo:rsid="03478a83"/>
    </style:style>
    <style:style style:name="T131" style:family="text">
      <style:text-properties officeooo:rsid="034b3ce6"/>
    </style:style>
    <style:style style:name="T132" style:family="text">
      <style:text-properties officeooo:rsid="034bbea7"/>
    </style:style>
    <style:style style:name="T133" style:family="text">
      <style:text-properties officeooo:rsid="034d69c4"/>
    </style:style>
    <style:style style:name="T134" style:family="text">
      <style:text-properties officeooo:rsid="034e7fc1"/>
    </style:style>
    <style:style style:name="T135" style:family="text">
      <style:text-properties officeooo:rsid="034fe0a4"/>
    </style:style>
    <style:style style:name="T136" style:family="text">
      <style:text-properties officeooo:rsid="0353d91e"/>
    </style:style>
    <style:style style:name="T137" style:family="text">
      <style:text-properties officeooo:rsid="03548135"/>
    </style:style>
    <style:style style:name="T138" style:family="text">
      <style:text-properties officeooo:rsid="03568b68"/>
    </style:style>
    <style:style style:name="T139" style:family="text">
      <style:text-properties officeooo:rsid="0359ac9a"/>
    </style:style>
    <style:style style:name="T140" style:family="text">
      <style:text-properties officeooo:rsid="03607405"/>
    </style:style>
    <style:style style:name="T141" style:family="text">
      <style:text-properties officeooo:rsid="0366b083"/>
    </style:style>
    <style:style style:name="T142" style:family="text">
      <style:text-properties officeooo:rsid="0371723c"/>
    </style:style>
    <style:style style:name="T143" style:family="text">
      <style:text-properties officeooo:rsid="037e19ca"/>
    </style:style>
    <style:style style:name="T144" style:family="text">
      <style:text-properties officeooo:rsid="0380e54c"/>
    </style:style>
    <style:style style:name="T145" style:family="text">
      <style:text-properties officeooo:rsid="03879fae"/>
    </style:style>
    <style:style style:name="T146" style:family="text">
      <style:text-properties officeooo:rsid="0387cddd"/>
    </style:style>
    <style:style style:name="T147" style:family="text">
      <style:text-properties officeooo:rsid="038ae932"/>
    </style:style>
    <style:style style:name="T148" style:family="text">
      <style:text-properties officeooo:rsid="038cacf1"/>
    </style:style>
    <style:style style:name="T149" style:family="text">
      <style:text-properties officeooo:rsid="038dab7b"/>
    </style:style>
    <style:style style:name="T150" style:family="text">
      <style:text-properties officeooo:rsid="038e4efb"/>
    </style:style>
    <style:style style:name="T151" style:family="text">
      <style:text-properties officeooo:rsid="0390324e"/>
    </style:style>
    <style:style style:name="T152" style:family="text">
      <style:text-properties officeooo:rsid="03917495"/>
    </style:style>
    <style:style style:name="T153" style:family="text">
      <style:text-properties officeooo:rsid="0392b3e5"/>
    </style:style>
    <style:style style:name="T154" style:family="text">
      <style:text-properties officeooo:rsid="039426ca"/>
    </style:style>
    <style:style style:name="T155" style:family="text">
      <style:text-properties officeooo:rsid="039f1c28"/>
    </style:style>
    <style:style style:name="T156" style:family="text">
      <style:text-properties officeooo:rsid="03a01f70"/>
    </style:style>
    <style:style style:name="T157" style:family="text">
      <style:text-properties officeooo:rsid="03a1848b"/>
    </style:style>
    <style:style style:name="T158" style:family="text">
      <style:text-properties officeooo:rsid="03aa33b3"/>
    </style:style>
    <style:style style:name="T159" style:family="text">
      <style:text-properties officeooo:rsid="03af612c"/>
    </style:style>
    <style:style style:name="T160" style:family="text">
      <style:text-properties officeooo:rsid="03affca7"/>
    </style:style>
    <style:style style:name="T161" style:family="text">
      <style:text-properties officeooo:rsid="03b362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2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22">Created by Wohlstand (July, 17, 2014)</text:p>
      <text:p text:style-name="P323"/>
      <text:p text:style-name="P324"><text:span text:style-name="T88"><text:tab/>This is a level </text:span><text:span text:style-name="T90">map</text:span><text:span text:style-name="T88"> </text:span><text:span text:style-name="T91">TEXT file</text:span><text:span text:style-name="T89">. All parameters </text:span><text:span text:style-name="T92">have each markers and </text:span><text:span text:style-name="T97">separated by </text:span><text:span text:style-name="T92">sections </text:span><text:span text:style-name="T97">which contains only items of </text:span><text:span text:style-name="T98">defined </text:span><text:span text:style-name="T97">type</text:span><text:span text:style-name="T89">.</text:span></text:p>
      <text:p text:style-name="P295"/>
      <text:p text:style-name="P319"><text:span text:style-name="Descr_5f_ttl2">Introduction</text:span></text:p>
      <text:p text:style-name="P296"><text:span text:style-name="T63">Standart parameters</text:span><text:span text:style-name="T40">:</text:span></text:p>
      <text:p text:style-name="P293">Standart size of one block<text:tab/>3<text:span text:style-name="T69">2</text:span>x3<text:span text:style-name="T69">2 pixels</text:span></text:p>
      <text:p text:style-name="P297">On screen can showing height<text:tab/>19 blocks</text:p>
      <text:p text:style-name="P298"><text:span text:style-name="T59">On screen can showing </text:span><text:span text:style-name="T3">width<text:tab/></text:span><text:span text:style-name="T39">25</text:span><text:span text:style-name="T59"> blocks</text:span></text:p>
      <text:p text:style-name="P299"><text:span text:style-name="T36">Big</text:span><text:span text:style-name="T27"> h</text:span><text:span text:style-name="T58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00"><text:span text:style-name="T36">Big</text:span><text:span text:style-name="T27"> </text:span><text:span text:style-name="T36">wi</text:span><text:span text:style-name="T58">dth of screen<text:tab/></text:span><text:span text:style-name="T8">8</text:span><text:span text:style-name="T58">00 </text:span><text:span text:style-name="T14">pixels </text:span><text:span text:style-name="T32">(28 blocks)</text:span></text:p>
      <text:p text:style-name="P301"><text:span text:style-name="T14">Small </text:span><text:span text:style-name="T1">width </text:span><text:span text:style-name="T110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11"><text:span text:style-name="T93">S</text:span><text:span text:style-name="T94">mall height of screen<text:tab/></text:span><text:span text:style-name="T95">480</text:span><text:span text:style-name="T99"> </text:span><text:span text:style-name="T93">pixels </text:span><text:span text:style-name="T96">(15 blocks)</text:span></text:p>
      <text:p text:style-name="P246"/>
      <text:p text:style-name="P318"><text:span text:style-name="Descr_5f_ttl2"><text:span text:style-name="T105">Default section </text:span></text:span><text:span text:style-name="Descr_5f_ttl2"><text:span text:style-name="T18">positions</text:span></text:span></text:p>
      <text:p text:style-name="P247"><text:span text:style-name="Descr_5f_ttl2"/></text:p>
      <text:p text:style-name="P317"><text:span text:style-name="T65">(</text:span><text:span text:style-name="T7">Section Center</text:span><text:span text:style-name="T65">)<text:tab/></text:span><text:span text:style-name="T68">Section <text:s/></text:span><text:span text:style-name="T66">(X </text:span><text:span text:style-name="T6">and</text:span><text:span text:style-name="T66"> Y axis </text:span><text:span text:style-name="T67">ranges</text:span><text:span text:style-name="T66">) </text:span></text:p>
      <text:p text:style-name="P312"><text:span text:style-name="T62">-200000<text:tab/></text:span><text:span text:style-name="T64">01</text:span><text:span text:style-name="T62"> (-190000 : -219999)</text:span></text:p>
      <text:p text:style-name="P312"><text:span text:style-name="T62">-180000<text:tab/></text:span><text:span text:style-name="T64">02</text:span><text:span text:style-name="T62"> (-170000 : -189999)</text:span></text:p>
      <text:p text:style-name="P312"><text:span text:style-name="T62">-160000<text:tab/></text:span><text:span text:style-name="T64">03</text:span><text:span text:style-name="T62"> (-150000 : -189999)</text:span></text:p>
      <text:p text:style-name="P312"><text:span text:style-name="T62">-140000<text:tab/></text:span><text:span text:style-name="T64">04</text:span><text:span text:style-name="T62"> (-130000 : -149999)</text:span></text:p>
      <text:p text:style-name="P312"><text:span text:style-name="T62">-120000<text:tab/></text:span><text:span text:style-name="T64">05</text:span><text:span text:style-name="T62"> (-110000 : -129999)</text:span></text:p>
      <text:p text:style-name="P312"><text:span text:style-name="T62">-100000<text:tab/></text:span><text:span text:style-name="T64">06</text:span><text:span text:style-name="T62"> (-90000 : -109999)</text:span></text:p>
      <text:p text:style-name="P312"><text:span text:style-name="T62">-80000<text:tab/></text:span><text:span text:style-name="T64">07</text:span><text:span text:style-name="T62"> (-70000 : -89999)</text:span></text:p>
      <text:p text:style-name="P312"><text:span text:style-name="T62">-60000<text:tab/></text:span><text:span text:style-name="T64">08</text:span><text:span text:style-name="T62"> (-50000 : -69999)</text:span></text:p>
      <text:p text:style-name="P312"><text:span text:style-name="T62">-40000<text:tab/></text:span><text:span text:style-name="T64">09</text:span><text:span text:style-name="T62"> (-30000 : -49999)</text:span></text:p>
      <text:p text:style-name="P312"><text:span text:style-name="T62">-20000<text:tab/></text:span><text:span text:style-name="T64">10</text:span><text:span text:style-name="T62"> (-10000 : -29999)</text:span></text:p>
      <text:p text:style-name="P312"><text:span text:style-name="T62">0000<text:tab/></text:span><text:span text:style-name="T64">11</text:span><text:span text:style-name="T62"> (9999 : -9999)</text:span></text:p>
      <text:p text:style-name="P312"><text:span text:style-name="T62">20000<text:tab/></text:span><text:span text:style-name="T64">12</text:span><text:span text:style-name="T62"> (10000 : 29999)</text:span></text:p>
      <text:p text:style-name="P312"><text:span text:style-name="T62">40000<text:tab/></text:span><text:span text:style-name="T64">13</text:span><text:span text:style-name="T62"> (30000 : 49999)</text:span></text:p>
      <text:p text:style-name="P312"><text:span text:style-name="T62">-60000<text:tab/></text:span><text:span text:style-name="T64">14</text:span><text:span text:style-name="T62"> (50000 : 69999)</text:span></text:p>
      <text:p text:style-name="P312"><text:span text:style-name="T62">80000<text:tab/></text:span><text:span text:style-name="T64">15</text:span><text:span text:style-name="T62"> (70000 : 89999)</text:span></text:p>
      <text:p text:style-name="P312"><text:span text:style-name="T62">100000<text:tab/></text:span><text:span text:style-name="T64">16</text:span><text:span text:style-name="T62"> (90000 : 109999)</text:span></text:p>
      <text:p text:style-name="P312"><text:span text:style-name="T62">120000<text:tab/></text:span><text:span text:style-name="T64">17</text:span><text:span text:style-name="T62"> (100000 : 129999)</text:span></text:p>
      <text:p text:style-name="P312"><text:span text:style-name="T62">140000<text:tab/></text:span><text:span text:style-name="T64">18</text:span><text:span text:style-name="T62"> (130000 : 149999)</text:span></text:p>
      <text:p text:style-name="P312"><text:span text:style-name="T62">160000<text:tab/></text:span><text:span text:style-name="T64">19</text:span><text:span text:style-name="T62"> (150000 : 169999)</text:span></text:p>
      <text:p text:style-name="P312"><text:span text:style-name="T62">180000<text:tab/></text:span><text:span text:style-name="T64">20</text:span><text:span text:style-name="T62"> (170000 : 189999)</text:span></text:p>
      <text:p text:style-name="P312"><text:span text:style-name="T62">200000<text:tab/></text:span><text:span text:style-name="T64">21</text:span><text:span text:style-name="T62"> (190000 : 209999)</text:span></text:p>
      <text:p text:style-name="P245"/>
      <text:list xml:id="list2031770711567075942" text:style-name="L1">
        <text:list-item>
          <text:p text:style-name="P347"><text:span text:style-name="T1">The standard</text:span><text:span text:style-name="T17"> s</text:span><text:span text:style-name="T10">ize of one section</text:span><text:span text:style-name="T42"> </text:span><text:span text:style-name="T19">zone </text:span><text:span text:style-name="T9">is </text:span><text:span text:style-name="T41">29999×29999</text:span><text:span text:style-name="T11"> pixels</text:span></text:p>
        </text:list-item>
        <text:list-item>
          <text:p text:style-name="P348"><text:span text:style-name="T9">Y is always equal to X </text:span><text:span text:style-name="T12">as Section center coordinates</text:span></text:p>
        </text:list-item>
        <text:list-item>
          <text:p text:style-name="P349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244"/>
      <text:p text:style-name="P251"><text:span text:style-name="T38">For convert</text:span><text:span text:style-name="T50">ing</text:span><text:span text:style-name="T38"> from absolute coordinates to the relative of center </text:span><text:span text:style-name="T51">by</text:span><text:span text:style-name="T38"> one section:</text:span></text:p>
      <text:p text:style-name="P127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27"/>
      <text:p text:style-name="P286"><text:span text:style-name="T126">The section size and position </text:span><text:span text:style-name="T127">are defined by the position of each side of the section.<text:line-break/>height and width are calculated with a formula:</text:span><text:span text:style-name="T107"><text:line-break/></text:span><text:span text:style-name="T106">W = |L-R| <text:s text:c="7"/>H = |T-B|</text:span></text:p>
      <text:p text:style-name="P253"/>
      <text:p text:style-name="P253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316"><text:span text:style-name="T128">The c</text:span><text:span text:style-name="T54">oordinates of </text:span><text:span text:style-name="T128">an object's placement is set </text:span><text:span text:style-name="T54">concerning its upper left corner</text:span><text:span text:style-name="T52">:</text:span></text:p>
      <text:p text:style-name="P292"><text:span text:style-name="T43">In this example,</text:span><text:span text:style-name="T52"> </text:span><text:span text:style-name="T50">the </text:span><text:span text:style-name="T52">mushroom</text:span><text:span text:style-name="T50">'s </text:span><text:span text:style-name="T52">coordinates on </text:span><text:span text:style-name="T50">the </text:span><text:span text:style-name="T52">current section is: </text:span><text:span text:style-name="T44">X</text:span><text:span text:style-name="T52">=2150; <text:s/></text:span><text:span text:style-name="T44">Y</text:span><text:span text:style-name="T52">=2600<text:line-break/></text:span><text:span text:style-name="T43">and the block coordinates are: </text:span><text:span text:style-name="T44">X</text:span><text:span text:style-name="T43">=2150; <text:s/>Y=2632</text:span></text:p>
      <text:p text:style-name="P285"><text:span text:style-name="T53">Remember!</text:span><text:span text:style-name="T45"><text:line-break/>As the </text:span><text:span text:style-name="T46">Y</text:span><text:span text:style-name="T45"> axis is turned to move </text:span><text:span text:style-name="T47">an</text:span><text:span text:style-name="T45"> object down, it is necessary to add to </text:span><text:span text:style-name="T47">the </text:span><text:span text:style-name="T45">Y offset and to move up, it is necessary to subtract.</text:span></text:p>
      <text:p text:style-name="P165"><draw:frame draw:style-name="fr2" draw:name="Графический объект1" text:anchor-type="paragraph" svg:x="0.325cm" svg:y="0.669cm" svg:width="6.031cm" svg:height="5.56cm" draw:z-index="0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1F609CD.svm" xlink:type="simple" xlink:show="embed" xlink:actuate="onLoad"/></draw:frame><text:line-break/></text:p>
      <text:p text:style-name="P321"><text:span text:style-name="Descr_5f_ttl2"><text:span text:style-name="T102">File Format Specification</text:span></text:span></text:p>
      <text:p text:style-name="P282">The reference designations:</text:p>
      <text:list xml:id="list2456369311743207654" text:style-name="L2">
        <text:list-item>
          <text:p text:style-name="P350">standart parameter</text:p>
        </text:list-item>
        <text:list-item>
          <text:p text:style-name="P363">Comment title</text:p>
        </text:list-item>
        <text:list-item>
          <text:p text:style-name="P364"><text:span text:style-name="Descr"><text:span text:style-name="T86">Comment description</text:span></text:span></text:p>
        </text:list-item>
        <text:list-item>
          <text:p text:style-name="P364"><text:span text:style-name="Descr"><text:span text:style-name="T60">loop</text:span></text:span></text:p>
        </text:list-item>
        <text:list-item>
          <text:p text:style-name="P364"><text:span text:style-name="Descr"><text:span text:style-name="T61">variable</text:span></text:span></text:p>
        </text:list-item>
        <text:list-item>
          <text:p text:style-name="P365"><text:span text:style-name="Descr_5f_special"><text:span text:style-name="T100">Special option, using only under special conditions, differently is absent</text:span></text:span></text:p>
        </text:list-item>
        <text:list-item>
          <text:p text:style-name="P351">File format version limit</text:p>
        </text:list-item>
        <text:list-item>
          <text:p text:style-name="P352"><text:span text:style-name="Descr_5f_dtype">Data type</text:span></text:p>
        </text:list-item>
      </text:list>
      <text:p text:style-name="P307"><text:span text:style-name="Descr_5f_special"><text:span text:style-name="T86"/></text:span></text:p>
      <text:p text:style-name="P308"><text:span text:style-name="Descr_5f_special"><text:span text:style-name="T104">File format version:</text:span></text:span></text:p>
      <text:p text:style-name="P309"><text:span text:style-name="Descr_5f_special"><text:span text:style-name="T87">The version number of the file format defines data present or absent in the file.</text:span></text:span></text:p>
      <text:p text:style-name="P294"/>
      <text:p text:style-name="P294"/>
      <text:p text:style-name="P283">Sections</text:p>
      <text:p text:style-name="P290">Each data type separated by markers:</text:p>
      <text:p text:style-name="P283"><text:span text:style-name="T70">started from line </text:span>DATA1<text:span text:style-name="T70"> and closed with line </text:span>DATA1_END</text:p>
      <text:p text:style-name="P283"/>
      <text:p text:style-name="P284">for example:</text:p>
      <text:p text:style-name="P291">SECTION<text:line-break/><text:span text:style-name="T108">SC:1;L:-32445;R:-32436;T:-43623;B:-32677;MZ:43;MF:"test.ogg";BG:34; </text:span><text:span text:style-name="T103">← some data</text:span><text:line-break/>SECTION_END</text:p>
      <text:p text:style-name="P283"/>
      <text:p text:style-name="P254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7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52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4" office:value-type="string">
            <text:p text:style-name="P152">SECTION</text:p>
          </table:table-cell>
          <table:table-cell table:style-name="Таблица1.B4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4" office:value-type="string">
            <text:p text:style-name="P33">STARTPOINT</text:p>
          </table:table-cell>
          <table:table-cell table:style-name="Таблица1.B4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5" office:value-type="string">
            <text:p text:style-name="P152">BLOCK</text:p>
          </table:table-cell>
          <table:table-cell table:style-name="Таблица1.B5" office:value-type="string">
            <text:p text:style-name="P248"><text:span text:style-name="Descr"><text:span text:style-name="T101">Blocks </text:span></text:span><text:span text:style-name="Descr">present </text:span><text:span text:style-name="Descr"><text:span text:style-name="T101">on the map</text:span></text:span></text:p>
          </table:table-cell>
        </table:table-row>
        <table:table-row>
          <table:table-cell table:style-name="Таблица1.A6" office:value-type="string">
            <text:p text:style-name="P152">BGO</text:p>
          </table:table-cell>
          <table:table-cell table:style-name="Таблица1.B6" office:value-type="string">
            <text:p text:style-name="P248"><text:span text:style-name="Descr"><text:span text:style-name="T101">BGO </text:span></text:span><text:span text:style-name="Descr">present </text:span><text:span text:style-name="Descr"><text:span text:style-name="T101">on the map</text:span></text:span></text:p>
          </table:table-cell>
        </table:table-row>
        <table:table-row>
          <table:table-cell table:style-name="Таблица1.A7" office:value-type="string">
            <text:p text:style-name="P152">NPC</text:p>
          </table:table-cell>
          <table:table-cell table:style-name="Таблица1.B7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8" office:value-type="string">
            <text:p text:style-name="P152">PHYSICS</text:p>
          </table:table-cell>
          <table:table-cell table:style-name="Таблица1.B8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9" office:value-type="string">
            <text:p text:style-name="P152">DOORS</text:p>
          </table:table-cell>
          <table:table-cell table:style-name="Таблица1.B9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0" office:value-type="string">
            <text:p text:style-name="P152">LAYERS</text:p>
          </table:table-cell>
          <table:table-cell table:style-name="Таблица1.B10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2" office:value-type="string">
            <text:p text:style-name="P152">EVENTS</text:p>
          </table:table-cell>
          <table:table-cell table:style-name="Таблица1.B12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2" office:value-type="string">
            <text:p text:style-name="P34">EVENT</text:p>
          </table:table-cell>
          <table:table-cell table:style-name="Таблица1.B12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3" office:value-type="string">
            <text:p text:style-name="P152">EVENTS_CLASSIC</text:p>
          </table:table-cell>
          <table:table-cell table:style-name="Таблица1.B13" office:value-type="string">
            <text:p text:style-name="P1"><text:span text:style-name="Descr">SMBX64-compatible classic events</text:span></text:p>
          </table:table-cell>
        </table:table-row>
      </table:table>
      <text:p text:style-name="P166"/>
      <text:p text:style-name="P168"/>
      <text:p text:style-name="P320">Data<text:span text:style-name="T70"><text:line-break/><text:tab/>Each data entry have each line. Parameters separated with a semicolon “;”. All parameters must have a markers. Marker and value separated by </text:span><text:span text:style-name="T71">colon </text:span><text:span text:style-name="T70">“:”. </text:span><text:span text:style-name="T72">Non-exist markers will be skipped.</text:span></text:p>
      <text:p text:style-name="P280"><text:span text:style-name="T70">Not allowing to use parameters without markers. </text:span><text:span text:style-name="T73">Data-type for each parameter defining by </text:span><text:span text:style-name="T74">its internal. Data-types closed by its markers. </text:span><text:span text:style-name="T75">Always possible add new marker with possible to save compatible with old versions.</text:span></text:p>
      <text:p text:style-name="P289"/>
      <text:p text:style-name="P281"><text:span text:style-name="T109">E</text:span>xample of data entry:</text:p>
      <text:p text:style-name="P310">ID:24;X:-4146;Y:23566;V:-1;ZO:0;SP:-1;L:"Default"</text:p>
      <text:p text:style-name="Standard"/>
      <text:p text:style-name="Standard"/>
      <text:p text:style-name="P325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6"><text:span text:style-name="Descr_5f_dtype"><text:span text:style-name="T70">12345</text:span></text:span></text:p>
          </table:table-cell>
          <table:table-cell table:style-name="Таблица12.B1" office:value-type="string">
            <text:p text:style-name="P326"><text:span text:style-name="Descr"><text:span text:style-name="T70">unsigned int/long</text:span></text:span></text:p>
          </table:table-cell>
        </table:table-row>
        <table:table-row>
          <table:table-cell table:style-name="Таблица12.A2" office:value-type="string">
            <text:p text:style-name="P326"><text:span text:style-name="Descr_5f_dtype"><text:span text:style-name="T70">-31414</text:span></text:span></text:p>
          </table:table-cell>
          <table:table-cell table:style-name="Таблица12.B2" office:value-type="string">
            <text:p text:style-name="P327"><text:span text:style-name="Descr"><text:span text:style-name="T70">signed int/long</text:span></text:span></text:p>
          </table:table-cell>
        </table:table-row>
        <table:table-row>
          <table:table-cell table:style-name="Таблица12.A2" office:value-type="string">
            <text:p text:style-name="P331"><text:span text:style-name="Descr_5f_dtype">13.45</text:span></text:p>
          </table:table-cell>
          <table:table-cell table:style-name="Таблица12.B2" office:value-type="string">
            <text:p text:style-name="P329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331"><text:span text:style-name="Descr_5f_dtype">-34.772</text:span></text:p>
          </table:table-cell>
          <table:table-cell table:style-name="Таблица12.B2" office:value-type="string">
            <text:p text:style-name="P330"><text:span text:style-name="Descr">nsigned float/double</text:span></text:p>
          </table:table-cell>
        </table:table-row>
        <table:table-row>
          <table:table-cell table:style-name="Таблица12.A2" office:value-type="string">
            <text:p text:style-name="P326"><text:span text:style-name="Descr_5f_dtype">"Hello world"</text:span></text:p>
          </table:table-cell>
          <table:table-cell table:style-name="Таблица12.B2" office:value-type="string">
            <text:p text:style-name="P328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333"><text:span text:style-name="Descr_5f_dtype">H48656c6c6f20776f726c64</text:span></text:p>
          </table:table-cell>
          <table:table-cell table:style-name="Таблица12.B2" office:value-type="string">
            <text:p text:style-name="P332"><text:span text:style-name="Descr"><text:span text:style-name="T14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28"><text:span text:style-name="Descr_5f_dtype">[123,54,243,33]</text:span></text:p>
          </table:table-cell>
          <table:table-cell table:style-name="Таблица12.B2" office:value-type="string">
            <text:p text:style-name="P328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28"><text:span text:style-name="Descr_5f_dtype">["test", "cat", "dog"]</text:span></text:p>
          </table:table-cell>
          <table:table-cell table:style-name="Таблица12.B2" office:value-type="string">
            <text:p text:style-name="P328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28"><text:span text:style-name="Descr_5f_dtype">0/1</text:span></text:p>
          </table:table-cell>
          <table:table-cell table:style-name="Таблица12.B2" office:value-type="string">
            <text:p text:style-name="P328"><text:span text:style-name="Descr">bool</text:span></text:p>
          </table:table-cell>
        </table:table-row>
        <table:table-row>
          <table:table-cell table:style-name="Таблица12.A2" office:value-type="string">
            <text:p text:style-name="P328"><text:span text:style-name="Descr_5f_dtype">011011010</text:span></text:p>
          </table:table-cell>
          <table:table-cell table:style-name="Таблица12.B2" office:value-type="string">
            <text:p text:style-name="P328"><text:span text:style-name="Descr">bool array</text:span></text:p>
          </table:table-cell>
        </table:table-row>
      </table:table>
      <text:p text:style-name="P325"/>
      <text:p text:style-name="P302"/>
      <text:p text:style-name="P303">Also inside strings can be used sprcial <text:span text:style-name="T125">safe constants</text:span>:</text:p>
      <text:p text:style-name="P303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42">\n</text:p>
          </table:table-cell>
          <table:table-cell table:style-name="Таблица13.B1" office:value-type="string">
            <text:p text:style-name="P334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343">\”</text:p>
          </table:table-cell>
          <table:table-cell table:style-name="Таблица13.B2" office:value-type="string">
            <text:p text:style-name="P337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343">\\</text:p>
          </table:table-cell>
          <table:table-cell table:style-name="Таблица13.B2" office:value-type="string">
            <text:p text:style-name="P338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343">\;</text:p>
          </table:table-cell>
          <table:table-cell table:style-name="Таблица13.B2" office:value-type="string">
            <text:p text:style-name="P338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343">\:</text:p>
          </table:table-cell>
          <table:table-cell table:style-name="Таблица13.B2" office:value-type="string">
            <text:p text:style-name="P338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344">\[</text:p>
          </table:table-cell>
          <table:table-cell table:style-name="Таблица13.B2" office:value-type="string">
            <text:p text:style-name="P339"><text:span text:style-name="Descr">[</text:span></text:p>
          </table:table-cell>
        </table:table-row>
        <table:table-row>
          <table:table-cell table:style-name="Таблица13.A2" office:value-type="string">
            <text:p text:style-name="P344">\]</text:p>
          </table:table-cell>
          <table:table-cell table:style-name="Таблица13.B2" office:value-type="string">
            <text:p text:style-name="P339"><text:span text:style-name="Descr">]</text:span></text:p>
          </table:table-cell>
        </table:table-row>
        <table:table-row>
          <table:table-cell table:style-name="Таблица13.A2" office:value-type="string">
            <text:p text:style-name="P345">\,</text:p>
          </table:table-cell>
          <table:table-cell table:style-name="Таблица13.B2" office:value-type="string">
            <text:p text:style-name="P340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346">\%</text:p>
          </table:table-cell>
          <table:table-cell table:style-name="Таблица13.B2" office:value-type="string">
            <text:p text:style-name="P341"><text:span text:style-name="Descr">Percent</text:span></text:p>
          </table:table-cell>
        </table:table-row>
      </table:table>
      <text:p text:style-name="P303"/>
      <text:p text:style-name="P306"/>
      <text:p text:style-name="P302"/>
      <text:p text:style-name="P304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36"><text:span text:style-name="T124">@</text:span>p<text:span text:style-name="T124">@</text:span></text:p>
          </table:table-cell>
          <table:table-cell table:style-name="Таблица14.B1" office:value-type="string">
            <text:p text:style-name="P335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05"/>
      <text:p text:style-name="P302"/>
      <text:p text:style-name="P302"/>
      <text:p text:style-name="P314">Data markers</text:p>
      <text:p text:style-name="P169"/>
      <text:p text:style-name="P170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6">Marker</text:p>
          </table:table-cell>
          <table:table-cell table:style-name="Таблица2.B1" office:value-type="string">
            <text:p text:style-name="P196">Description</text:p>
          </table:table-cell>
        </table:table-row>
        <table:table-row>
          <table:table-cell table:style-name="Таблица2.A2" office:value-type="string">
            <text:p text:style-name="P153">TL</text:p>
          </table:table-cell>
          <table:table-cell table:style-name="Таблица2.B2" office:value-type="string">
            <text:p text:style-name="P173"><text:span text:style-name="Descr_5f_dtype"><text:span text:style-name="T70">(string)</text:span></text:span><text:span text:style-name="Descr"><text:span text:style-name="T70"> Level title</text:span></text:span></text:p>
          </table:table-cell>
        </table:table-row>
        <table:table-row>
          <table:table-cell table:style-name="Таблица2.A3" office:value-type="string">
            <text:p text:style-name="P153">SZ</text:p>
          </table:table-cell>
          <table:table-cell table:style-name="Таблица2.B3" office:value-type="string">
            <text:p text:style-name="P173"><text:span text:style-name="Descr_5f_dtype"><text:span text:style-name="T70">(unsigned int)</text:span></text:span><text:span text:style-name="Descr"><text:span text:style-name="T70"> Number of stars</text:span></text:span></text:p>
          </table:table-cell>
        </table:table-row>
        <table:table-row>
          <table:table-cell table:style-name="Таблица2.A7" office:value-type="string">
            <text:p text:style-name="P14">CN</text:p>
          </table:table-cell>
          <table:table-cell table:style-name="Таблица2.B7" office:value-type="string">
            <text:p text:style-name="P177"><text:span text:style-name="Descr_5f_dtype"><text:span text:style-name="T70">(string)</text:span></text:span><text:span text:style-name="Descr"><text:span text:style-name="T70"> Game config key.</text:span></text:span></text:p>
          </table:table-cell>
        </table:table-row>
        <table:table-row>
          <table:table-cell table:style-name="Таблица2.A7" office:value-type="string">
            <text:p text:style-name="P26">GS</text:p>
          </table:table-cell>
          <table:table-cell table:style-name="Таблица2.B7" office:value-type="string">
            <text:p text:style-name="P26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30">PS</text:p>
          </table:table-cell>
          <table:table-cell table:style-name="Таблица2.B7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31">CC</text:p>
          </table:table-cell>
          <table:table-cell table:style-name="Таблица2.B7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2">CT</text:p>
          </table:table-cell>
          <table:table-cell table:style-name="Таблица2.B9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47">TL</text:p>
          </table:table-cell>
          <table:table-cell table:style-name="Таблица2.B9" office:value-type="string">
            <text:p text:style-name="P147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48">TA</text:p>
          </table:table-cell>
          <table:table-cell table:style-name="Таблица2.B10" office:value-type="string">
            <text:p text:style-name="P148"><text:span text:style-name="Descr_5f_dtype">(int)</text:span><text:span text:style-name="Descr"> Time limit type (Kill player, Trigger event)</text:span></text:p>
          </table:table-cell>
        </table:table-row>
      </table:table>
      <text:p text:style-name="P177"/>
      <text:p text:style-name="P177"/>
      <text:p text:style-name="P171"><text:span text:style-name="T111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7">Marker</text:p>
          </table:table-cell>
          <table:table-cell table:style-name="Таблица3.B1" office:value-type="string">
            <text:p text:style-name="P197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174"><text:span text:style-name="Descr_5f_dtype"><text:span text:style-name="T70">(unsigned int)</text:span></text:span><text:span text:style-name="Descr"><text:span text:style-name="T70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22"><text:span text:style-name="Descr_5f_dtype"><text:span text:style-name="T70">(long)</text:span></text:span><text:span text:style-name="Descr"><text:span text:style-name="T70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23"><text:span text:style-name="Descr_5f_dtype"><text:span text:style-name="T70">(long)</text:span></text:span><text:span text:style-name="Descr"><text:span text:style-name="T70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6">BG</text:p>
          </table:table-cell>
          <table:table-cell table:style-name="Таблица3.B18" office:value-type="string">
            <text:p text:style-name="P17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6">BF</text:p>
          </table:table-cell>
          <table:table-cell table:style-name="Таблица3.B18" office:value-type="string">
            <text:p text:style-name="P16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8">CS</text:p>
          </table:table-cell>
          <table:table-cell table:style-name="Таблица3.B18" office:value-type="string">
            <text:p text:style-name="P18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9">OE</text:p>
          </table:table-cell>
          <table:table-cell table:style-name="Таблица3.B18" office:value-type="string">
            <text:p text:style-name="P19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18" office:value-type="string">
            <text:p text:style-name="P20">SR</text:p>
          </table:table-cell>
          <table:table-cell table:style-name="Таблица3.B18" office:value-type="string">
            <text:p text:style-name="P21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20">SL</text:p>
          </table:table-cell>
          <table:table-cell table:style-name="Таблица3.B18" office:value-type="string">
            <text:p text:style-name="P21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2">GR</text:p>
          </table:table-cell>
          <table:table-cell table:style-name="Таблица3.B18" office:value-type="string">
            <text:p text:style-name="P23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4">W<text:span text:style-name="T112">E</text:span></text:p>
          </table:table-cell>
          <table:table-cell table:style-name="Таблица3.B18" office:value-type="string">
            <text:p text:style-name="P25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7">WD</text:p>
          </table:table-cell>
          <table:table-cell table:style-name="Таблица3.B18" office:value-type="string">
            <text:p text:style-name="P27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8">WF</text:p>
          </table:table-cell>
          <table:table-cell table:style-name="Таблица3.B18" office:value-type="string">
            <text:p text:style-name="P249"><text:span text:style-name="Descr_5f_dtype"><text:span text:style-name="T70">(int)</text:span></text:span><text:span text:style-name="Descr"><text:span text:style-name="T101"> Wind </text:span></text:span><text:span text:style-name="Descr">strength value</text:span><text:span text:style-name="Descr"><text:span text:style-name="T101"> </text:span></text:span></text:p>
          </table:table-cell>
        </table:table-row>
        <table:table-row>
          <table:table-cell table:style-name="Таблица3.A19" office:value-type="string">
            <text:p text:style-name="P29">WT</text:p>
          </table:table-cell>
          <table:table-cell table:style-name="Таблица3.B19" office:value-type="string">
            <text:p text:style-name="P29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31">CC</text:p>
          </table:table-cell>
          <table:table-cell table:style-name="Таблица3.B20" office:value-type="string">
            <text:p text:style-name="P31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178"/>
      <text:p text:style-name="P178"/>
      <text:p text:style-name="P172"><text:span text:style-name="T113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8">Marker</text:p>
          </table:table-cell>
          <table:table-cell table:style-name="Таблица4.B1" office:value-type="string">
            <text:p text:style-name="P198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175"><text:span text:style-name="Descr_5f_dtype"><text:span text:style-name="T70">(unsigned int)</text:span></text:span><text:span text:style-name="Descr"><text:span text:style-name="T70"> Player ID</text:span></text:span></text:p>
          </table:table-cell>
        </table:table-row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175"><text:span text:style-name="Descr_5f_dtype"><text:span text:style-name="T70">(long)</text:span></text:span><text:span text:style-name="Descr"><text:span text:style-name="T70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179"><text:span text:style-name="Descr_5f_dtype"><text:span text:style-name="T70">(long)</text:span></text:span><text:span text:style-name="Descr"><text:span text:style-name="T70"> Position Y</text:span></text:span></text:p>
          </table:table-cell>
        </table:table-row>
        <table:table-row>
          <table:table-cell table:style-name="Таблица4.A5" office:value-type="string">
            <text:p text:style-name="P75">D</text:p>
          </table:table-cell>
          <table:table-cell table:style-name="Таблица4.B5" office:value-type="string">
            <text:p text:style-name="P75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176"/>
      <text:p text:style-name="P176"/>
      <text:p text:style-name="P250"><text:span text:style-name="T114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9">Marker</text:p>
          </table:table-cell>
          <table:table-cell table:style-name="Таблица5.B1" office:value-type="string">
            <text:p text:style-name="P199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24"><text:span text:style-name="Descr_5f_dtype"><text:span text:style-name="T70">(unsigned long)</text:span></text:span><text:span text:style-name="Descr"><text:span text:style-name="T70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4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0">Y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0">W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0">H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4">CN</text:p>
          </table:table-cell>
          <table:table-cell table:style-name="Таблица5.B12" office:value-type="string">
            <text:p text:style-name="P46"><text:span text:style-name="Descr_5f_dtype">(int)</text:span><text:span text:style-name="Descr"> NPC Content </text:span><text:span text:style-name="Descr"><text:span text:style-name="T151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7">IV</text:p>
          </table:table-cell>
          <table:table-cell table:style-name="Таблица5.B12" office:value-type="string">
            <text:p text:style-name="P47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7">SL</text:p>
          </table:table-cell>
          <table:table-cell table:style-name="Таблица5.B12" office:value-type="string">
            <text:p text:style-name="P48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9">LR</text:p>
          </table:table-cell>
          <table:table-cell table:style-name="Таблица5.B12" office:value-type="string">
            <text:p text:style-name="P49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0">ED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0">EH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0">EE</text:p>
          </table:table-cell>
          <table:table-cell table:style-name="Таблица5.B13" office:value-type="string">
            <text:p text:style-name="P51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377">PTR</text:p>
          </table:table-cell>
          <table:table-cell table:style-name="Таблица5.B14" office:value-type="string">
            <text:p text:style-name="P376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55"/>
      <text:p text:style-name="P255"><text:span text:style-name="T115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00">Marker</text:p>
          </table:table-cell>
          <table:table-cell table:style-name="Таблица6.B1" office:value-type="string">
            <text:p text:style-name="P200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26"><text:span text:style-name="Descr_5f_dtype"><text:span text:style-name="T70">(unsigned long)</text:span></text:span><text:span text:style-name="Descr"><text:span text:style-name="T70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2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1">Y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2">ZO</text:p>
          </table:table-cell>
          <table:table-cell table:style-name="Таблица6.B7" office:value-type="string">
            <text:p text:style-name="P52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8">Z<text:span text:style-name="T116">P</text:span></text:p>
          </table:table-cell>
          <table:table-cell table:style-name="Таблица6.B7" office:value-type="string">
            <text:p text:style-name="P59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2">SP</text:p>
          </table:table-cell>
          <table:table-cell table:style-name="Таблица6.B7" office:value-type="string">
            <text:p text:style-name="P52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7">LR</text:p>
          </table:table-cell>
          <table:table-cell table:style-name="Таблица6.B8" office:value-type="string">
            <text:p text:style-name="P57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377">PTR</text:p>
          </table:table-cell>
          <table:table-cell table:style-name="Таблица6.B9" office:value-type="string">
            <text:p text:style-name="P376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180"/>
      <text:p text:style-name="P256"><text:span text:style-name="T117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01">Marker</text:p>
          </table:table-cell>
          <table:table-cell table:style-name="Таблица7.B1" office:value-type="string">
            <text:p text:style-name="P201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25"><text:span text:style-name="Descr_5f_dtype"><text:span text:style-name="T70">(unsigned long)</text:span></text:span><text:span text:style-name="Descr"><text:span text:style-name="T70"> Background object 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2">Y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0">D</text:p>
          </table:table-cell>
          <table:table-cell table:style-name="Таблица7.B8" office:value-type="string">
            <text:p text:style-name="P74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0">S1</text:p>
          </table:table-cell>
          <table:table-cell table:style-name="Таблица7.B8" office:value-type="string">
            <text:p text:style-name="P60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8">Z<text:span text:style-name="T116">P</text:span></text:p>
          </table:table-cell>
          <table:table-cell table:style-name="Таблица7.B8" office:value-type="string">
            <text:p text:style-name="P59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0">S2</text:p>
          </table:table-cell>
          <table:table-cell table:style-name="Таблица7.B8" office:value-type="string">
            <text:p text:style-name="P61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62">GE</text:p>
          </table:table-cell>
          <table:table-cell table:style-name="Таблица7.B21" office:value-type="string">
            <text:p text:style-name="P62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62">GT</text:p>
          </table:table-cell>
          <table:table-cell table:style-name="Таблица7.B21" office:value-type="string">
            <text:p text:style-name="P62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62">GD</text:p>
          </table:table-cell>
          <table:table-cell table:style-name="Таблица7.B21" office:value-type="string">
            <text:p text:style-name="P63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62">GM</text:p>
          </table:table-cell>
          <table:table-cell table:style-name="Таблица7.B21" office:value-type="string">
            <text:p text:style-name="P63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4">MG</text:p>
          </table:table-cell>
          <table:table-cell table:style-name="Таблица7.B21" office:value-type="string">
            <text:p text:style-name="P64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5">FD</text:p>
          </table:table-cell>
          <table:table-cell table:style-name="Таблица7.B21" office:value-type="string">
            <text:p text:style-name="P65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5">NM</text:p>
          </table:table-cell>
          <table:table-cell table:style-name="Таблица7.B21" office:value-type="string">
            <text:p text:style-name="P66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5">BS</text:p>
          </table:table-cell>
          <table:table-cell table:style-name="Таблица7.B21" office:value-type="string">
            <text:p text:style-name="P66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67">LR</text:p>
          </table:table-cell>
          <table:table-cell table:style-name="Таблица7.B21" office:value-type="string">
            <text:p text:style-name="P68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70">LA</text:p>
          </table:table-cell>
          <table:table-cell table:style-name="Таблица7.B21" office:value-type="string">
            <text:p text:style-name="P69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71">EA</text:p>
          </table:table-cell>
          <table:table-cell table:style-name="Таблица7.B21" office:value-type="string">
            <text:p text:style-name="P72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71">ED</text:p>
          </table:table-cell>
          <table:table-cell table:style-name="Таблица7.B21" office:value-type="string">
            <text:p text:style-name="P72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71">ET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71">EE</text:p>
          </table:table-cell>
          <table:table-cell table:style-name="Таблица7.B22" office:value-type="string">
            <text:p text:style-name="P73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3" office:value-type="string">
            <text:p text:style-name="P377">PTR</text:p>
          </table:table-cell>
          <table:table-cell table:style-name="Таблица7.B23" office:value-type="string">
            <text:p text:style-name="P376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181"/>
      <text:p text:style-name="P181"/>
      <text:p text:style-name="P257"><text:soft-page-break/><text:span text:style-name="T118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02">Marker</text:p>
          </table:table-cell>
          <table:table-cell table:style-name="Таблица8.B1" office:value-type="string">
            <text:p text:style-name="P202">Description</text:p>
          </table:table-cell>
        </table:table-row>
        <table:table-row>
          <table:table-cell table:style-name="Таблица8.A9" office:value-type="string">
            <text:p text:style-name="P76">ET</text:p>
          </table:table-cell>
          <table:table-cell table:style-name="Таблица8.B9" office:value-type="string">
            <text:p text:style-name="P78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8">X</text:p>
          </table:table-cell>
          <table:table-cell table:style-name="Таблица8.B9" office:value-type="string">
            <text:p text:style-name="P56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3">Y</text:p>
          </table:table-cell>
          <table:table-cell table:style-name="Таблица8.B9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6">W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6">H</text:p>
          </table:table-cell>
          <table:table-cell table:style-name="Таблица8.B9" office:value-type="string">
            <text:p text:style-name="P77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6">GV</text:p>
          </table:table-cell>
          <table:table-cell table:style-name="Таблица8.B9" office:value-type="string">
            <text:p text:style-name="P80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6">HN</text:p>
          </table:table-cell>
          <table:table-cell table:style-name="Таблица8.B9" office:value-type="string">
            <text:p text:style-name="P81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6">HP</text:p>
          </table:table-cell>
          <table:table-cell table:style-name="Таблица8.B9" office:value-type="string">
            <text:p text:style-name="P81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6">HV</text:p>
          </table:table-cell>
          <table:table-cell table:style-name="Таблица8.B11" office:value-type="string">
            <text:p text:style-name="P82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28">ST</text:p>
          </table:table-cell>
          <table:table-cell table:style-name="Таблица8.B11" office:value-type="string">
            <text:p text:style-name="P128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28">SD</text:p>
          </table:table-cell>
          <table:table-cell table:style-name="Таблица8.B12" office:value-type="string">
            <text:p text:style-name="P128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28">SS</text:p>
          </table:table-cell>
          <table:table-cell table:style-name="Таблица8.B13" office:value-type="string">
            <text:p text:style-name="P128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367">LR</text:p>
          </table:table-cell>
          <table:table-cell table:style-name="Таблица8.B14" office:value-type="string">
            <text:p text:style-name="P366"><text:span text:style-name="Descr_5f_dtype">(</text:span><text:span text:style-name="Descr_5f_dtype"><text:span text:style-name="T147">string</text:span></text:span><text:span text:style-name="Descr_5f_dtype">)</text:span><text:span text:style-name="Descr"> </text:span><text:span text:style-name="Descr"><text:span text:style-name="T147">Layer</text:span></text:span></text:p>
          </table:table-cell>
        </table:table-row>
        <table:table-row>
          <table:table-cell table:style-name="Таблица8.A15" office:value-type="string">
            <text:p text:style-name="P377">PTR</text:p>
          </table:table-cell>
          <table:table-cell table:style-name="Таблица8.B15" office:value-type="string">
            <text:p text:style-name="P376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182"/>
      <text:p text:style-name="P258"><text:span text:style-name="T119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03">Marker</text:p>
          </table:table-cell>
          <table:table-cell table:style-name="Таблица9.B1" office:value-type="string">
            <text:p text:style-name="P203">Description</text:p>
          </table:table-cell>
        </table:table-row>
        <table:table-row>
          <table:table-cell table:style-name="Таблица9.A22" office:value-type="string">
            <text:p text:style-name="P83">IX</text:p>
          </table:table-cell>
          <table:table-cell table:style-name="Таблица9.B22" office:value-type="string">
            <text:p text:style-name="P84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3">IY</text:p>
          </table:table-cell>
          <table:table-cell table:style-name="Таблица9.B22" office:value-type="string">
            <text:p text:style-name="P85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3">OX</text:p>
          </table:table-cell>
          <table:table-cell table:style-name="Таблица9.B22" office:value-type="string">
            <text:p text:style-name="P85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3">OY</text:p>
          </table:table-cell>
          <table:table-cell table:style-name="Таблица9.B22" office:value-type="string">
            <text:p text:style-name="P85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4"><text:span text:style-name="T120">I</text:span>L</text:p>
          </table:table-cell>
          <table:table-cell table:style-name="Таблица9.B22" office:value-type="string">
            <text:p text:style-name="P105"><text:span text:style-name="Descr_5f_dtype">(unsigned int)</text:span><text:span text:style-name="Descr"> Entrance </text:span><text:span text:style-name="Descr"><text:span text:style-name="T150">length</text:span></text:span></text:p>
          </table:table-cell>
        </table:table-row>
        <table:table-row>
          <table:table-cell table:style-name="Таблица9.A22" office:value-type="string">
            <text:p text:style-name="P108">OL</text:p>
          </table:table-cell>
          <table:table-cell table:style-name="Таблица9.B22" office:value-type="string">
            <text:p text:style-name="P370"><text:span text:style-name="Descr_5f_dtype">(unsigned int)</text:span><text:span text:style-name="Descr"> Exit </text:span><text:span text:style-name="Descr"><text:span text:style-name="T150">length</text:span></text:span></text:p>
          </table:table-cell>
        </table:table-row>
        <table:table-row>
          <table:table-cell table:style-name="Таблица9.A22" office:value-type="string">
            <text:p text:style-name="P106"><text:span text:style-name="T120">I</text:span>V</text:p>
          </table:table-cell>
          <table:table-cell table:style-name="Таблица9.B22" office:value-type="string">
            <text:p text:style-name="P106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08">OV</text:p>
          </table:table-cell>
          <table:table-cell table:style-name="Таблица9.B22" office:value-type="string">
            <text:p text:style-name="P107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4">DT</text:p>
          </table:table-cell>
          <table:table-cell table:style-name="Таблица9.B22" office:value-type="string">
            <text:p text:style-name="P84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4">ID</text:p>
          </table:table-cell>
          <table:table-cell table:style-name="Таблица9.B22" office:value-type="string">
            <text:p text:style-name="P86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4">OD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8">WX</text:p>
          </table:table-cell>
          <table:table-cell table:style-name="Таблица9.B22" office:value-type="string">
            <text:p text:style-name="P88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8">WY</text:p>
          </table:table-cell>
          <table:table-cell table:style-name="Таблица9.B22" office:value-type="string">
            <text:p text:style-name="P89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0">LF</text:p>
          </table:table-cell>
          <table:table-cell table:style-name="Таблица9.B22" office:value-type="string">
            <text:p text:style-name="P90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1">LI</text:p>
          </table:table-cell>
          <table:table-cell table:style-name="Таблица9.B22" office:value-type="string">
            <text:p text:style-name="P92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3">ET</text:p>
          </table:table-cell>
          <table:table-cell table:style-name="Таблица9.B22" office:value-type="string">
            <text:p text:style-name="P93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3">EX</text:p>
          </table:table-cell>
          <table:table-cell table:style-name="Таблица9.B22" office:value-type="string">
            <text:p text:style-name="P94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99">SL</text:p>
          </table:table-cell>
          <table:table-cell table:style-name="Таблица9.B22" office:value-type="string">
            <text:p text:style-name="P99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5">NV</text:p>
          </table:table-cell>
          <table:table-cell table:style-name="Таблица9.B22" office:value-type="string">
            <text:p text:style-name="P96"><text:span text:style-name="Descr_5f_dtype">(bool)</text:span><text:span text:style-name="Descr"> Deny vehi</text:span><text:span text:style-name="Descr"><text:span text:style-name="T149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5">AI</text:p>
          </table:table-cell>
          <table:table-cell table:style-name="Таблица9.B22" office:value-type="string">
            <text:p text:style-name="P96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7">LC</text:p>
          </table:table-cell>
          <table:table-cell table:style-name="Таблица9.B22" office:value-type="string">
            <text:p text:style-name="P98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0">TW</text:p>
          </table:table-cell>
          <table:table-cell table:style-name="Таблица9.B23" office:value-type="string">
            <text:p text:style-name="P101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2">PT</text:p>
          </table:table-cell>
          <table:table-cell table:style-name="Таблица9.B24" office:value-type="string">
            <text:p text:style-name="P103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369">LR</text:p>
          </table:table-cell>
          <table:table-cell table:style-name="Таблица9.B25" office:value-type="string">
            <text:p text:style-name="P368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8">Layer</text:span></text:span></text:p>
          </table:table-cell>
        </table:table-row>
        <table:table-row>
          <table:table-cell table:style-name="Таблица9.A26" office:value-type="string">
            <text:p text:style-name="P377">PTR</text:p>
          </table:table-cell>
          <table:table-cell table:style-name="Таблица9.B26" office:value-type="string">
            <text:p text:style-name="P376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183"/>
      <text:p text:style-name="P259"><text:span text:style-name="T121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4">Marker</text:p>
          </table:table-cell>
          <table:table-cell table:style-name="Таблица10.B1" office:value-type="string">
            <text:p text:style-name="P204">Description</text:p>
          </table:table-cell>
        </table:table-row>
        <table:table-row>
          <table:table-cell table:style-name="Таблица10.A2" office:value-type="string">
            <text:p text:style-name="P154">LR</text:p>
          </table:table-cell>
          <table:table-cell table:style-name="Таблица10.B2" office:value-type="string">
            <text:p text:style-name="P227"><text:span text:style-name="Descr_5f_dtype"><text:span text:style-name="T70">(string)</text:span></text:span><text:span text:style-name="Descr"><text:span text:style-name="T70"> Layer title</text:span></text:span></text:p>
          </table:table-cell>
        </table:table-row>
        <table:table-row>
          <table:table-cell table:style-name="Таблица10.A3" office:value-type="string">
            <text:p text:style-name="P109">HD</text:p>
          </table:table-cell>
          <table:table-cell table:style-name="Таблица10.B3" office:value-type="string">
            <text:p text:style-name="P110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09">LC</text:p>
          </table:table-cell>
          <table:table-cell table:style-name="Таблица10.B4" office:value-type="string">
            <text:p text:style-name="P110"><text:span text:style-name="Descr_5f_dtype">(string)</text:span><text:span text:style-name="Descr"> Locked flag</text:span></text:p>
          </table:table-cell>
        </table:table-row>
      </table:table>
      <text:p text:style-name="P184"/>
      <text:p text:style-name="P313"><text:span text:style-name="T122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05">Marker</text:p>
          </table:table-cell>
          <table:table-cell table:style-name="Таблица11.B1" office:value-type="string">
            <text:p text:style-name="P205">Description</text:p>
          </table:table-cell>
        </table:table-row>
        <table:table-row>
          <table:table-cell table:style-name="Таблица11.A2" office:value-type="string">
            <text:p text:style-name="P111">ET</text:p>
          </table:table-cell>
          <table:table-cell table:style-name="Таблица11.B2" office:value-type="string">
            <text:p text:style-name="P232"><text:span text:style-name="Descr_5f_dtype"><text:span text:style-name="T70">(string)</text:span></text:span><text:span text:style-name="Descr"><text:span text:style-name="T70"> Title</text:span></text:span></text:p>
          </table:table-cell>
        </table:table-row>
        <table:table-row>
          <table:table-cell table:style-name="Таблица11.A3" office:value-type="string">
            <text:p text:style-name="P111">MG</text:p>
          </table:table-cell>
          <table:table-cell table:style-name="Таблица11.B3" office:value-type="string">
            <text:p text:style-name="P112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0" office:value-type="string">
            <text:p text:style-name="P113">SD</text:p>
          </table:table-cell>
          <table:table-cell table:style-name="Таблица11.B20" office:value-type="string">
            <text:p text:style-name="P113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0" office:value-type="string">
            <text:p text:style-name="P113">EG</text:p>
          </table:table-cell>
          <table:table-cell table:style-name="Таблица11.B20" office:value-type="string">
            <text:p text:style-name="P114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0" office:value-type="string">
            <text:p text:style-name="P115">L<text:span text:style-name="T123">H</text:span></text:p>
          </table:table-cell>
          <table:table-cell table:style-name="Таблица11.B20" office:value-type="string">
            <text:p text:style-name="P115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0" office:value-type="string">
            <text:p text:style-name="P116">LS</text:p>
          </table:table-cell>
          <table:table-cell table:style-name="Таблица11.B20" office:value-type="string">
            <text:p text:style-name="P116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0" office:value-type="string">
            <text:p text:style-name="P116">LT</text:p>
          </table:table-cell>
          <table:table-cell table:style-name="Таблица11.B20" office:value-type="string">
            <text:p text:style-name="P116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0" office:value-type="string">
            <text:p text:style-name="P119">SM</text:p>
          </table:table-cell>
          <table:table-cell table:style-name="Таблица11.B20" office:value-type="string">
            <text:p text:style-name="P117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0" office:value-type="string">
            <text:p text:style-name="P119">SB</text:p>
          </table:table-cell>
          <table:table-cell table:style-name="Таблица11.B20" office:value-type="string">
            <text:p text:style-name="P118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0" office:value-type="string">
            <text:p text:style-name="P119">SS</text:p>
          </table:table-cell>
          <table:table-cell table:style-name="Таблица11.B20" office:value-type="string">
            <text:p text:style-name="P117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0" office:value-type="string">
            <text:p text:style-name="P120">TE</text:p>
          </table:table-cell>
          <table:table-cell table:style-name="Таблица11.B20" office:value-type="string">
            <text:p text:style-name="P120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0" office:value-type="string">
            <text:p text:style-name="P120">TD</text:p>
          </table:table-cell>
          <table:table-cell table:style-name="Таблица11.B20" office:value-type="string">
            <text:p text:style-name="P121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0" office:value-type="string">
            <text:p text:style-name="P122">DS</text:p>
          </table:table-cell>
          <table:table-cell table:style-name="Таблица11.B20" office:value-type="string">
            <text:p text:style-name="P122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0" office:value-type="string">
            <text:p text:style-name="P123">PC</text:p>
          </table:table-cell>
          <table:table-cell table:style-name="Таблица11.B20" office:value-type="string">
            <text:p text:style-name="P123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0" office:value-type="string">
            <text:p text:style-name="P124">ML</text:p>
          </table:table-cell>
          <table:table-cell table:style-name="Таблица11.B20" office:value-type="string">
            <text:p text:style-name="P124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0" office:value-type="string">
            <text:p text:style-name="P124">MX</text:p>
          </table:table-cell>
          <table:table-cell table:style-name="Таблица11.B20" office:value-type="string">
            <text:p text:style-name="P124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0" office:value-type="string">
            <text:p text:style-name="P124">MY</text:p>
          </table:table-cell>
          <table:table-cell table:style-name="Таблица11.B20" office:value-type="string">
            <text:p text:style-name="P125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0" office:value-type="string">
            <text:p text:style-name="P124">AS</text:p>
          </table:table-cell>
          <table:table-cell table:style-name="Таблица11.B20" office:value-type="string">
            <text:p text:style-name="P125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0" office:value-type="string">
            <text:p text:style-name="P126">AX</text:p>
          </table:table-cell>
          <table:table-cell table:style-name="Таблица11.B20" office:value-type="string">
            <text:p text:style-name="P125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1" office:value-type="string">
            <text:p text:style-name="P126">AY</text:p>
          </table:table-cell>
          <table:table-cell table:style-name="Таблица11.B21" office:value-type="string">
            <text:p text:style-name="P125"><text:span text:style-name="Descr_5f_dtype">(int)</text:span><text:span text:style-name="Descr"> Autoscroll speed Y</text:span></text:p>
          </table:table-cell>
        </table:table-row>
      </table:table>
      <text:p text:style-name="P185"/>
      <text:p text:style-name="P185"/>
      <text:p text:style-name="P276"><text:span text:style-name="T146">Action-styled events</text:span> entr<text:span text:style-name="T146">ies</text:span></text:p>
      <text:p text:style-name="P315">Action-styled events contains only single entry with one marker ET, what used as <text:span text:style-name="T146">event</text:span> title</text:p>
      <text:p text:style-name="P277"/>
      <text:p text:style-name="P278">Actions entries example</text:p>
      <text:p text:style-name="P277"/>
      <text:p text:style-name="P287">ACT_XXX:”TEXT”<text:tab/><text:tab/>← Single-paranetric</text:p>
      <text:p text:style-name="P287">ACT_XXX;ID:1;VL:”4564”<text:tab/><text:tab/>← Multi-parametric</text:p>
      <text:p text:style-name="P288"><text:span text:style-name="T136">DO</text:span>_XXX<text:tab/><text:tab/><text:span text:style-name="T131">← Action without parameters</text:span></text:p>
      <text:p text:style-name="P277"/>
      <text:p text:style-name="P279">Actions list:</text:p>
      <text:p text:style-name="P186"/>
      <text:p text:style-name="P260"><text:span text:style-name="T129">Show message</text:span>: <text:span text:style-name="T129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06">Marker</text:p>
          </table:table-cell>
          <table:table-cell table:style-name="Таблица15.B1" office:value-type="string">
            <text:p text:style-name="P206">Description</text:p>
          </table:table-cell>
        </table:table-row>
        <table:table-row>
          <table:table-cell table:style-name="Таблица15.A2" office:value-type="string">
            <text:p text:style-name="P155">-</text:p>
          </table:table-cell>
          <table:table-cell table:style-name="Таблица15.B2" office:value-type="string">
            <text:p text:style-name="P228"><text:span text:style-name="Descr_5f_dtype"><text:span text:style-name="T70">(string)</text:span></text:span><text:span text:style-name="Descr"><text:span text:style-name="T70"> MessageText</text:span></text:span></text:p>
          </table:table-cell>
        </table:table-row>
      </table:table>
      <text:p text:style-name="P186"/>
      <text:p text:style-name="P261"><text:span text:style-name="T130">Play sound</text:span>: <text:span text:style-name="T129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07">Marker</text:p>
          </table:table-cell>
          <table:table-cell table:style-name="Таблица16.B1" office:value-type="string">
            <text:p text:style-name="P207">Description</text:p>
          </table:table-cell>
        </table:table-row>
        <table:table-row>
          <table:table-cell table:style-name="Таблица16.A2" office:value-type="string">
            <text:p text:style-name="P156">-</text:p>
          </table:table-cell>
          <table:table-cell table:style-name="Таблица16.B2" office:value-type="string">
            <text:p text:style-name="P229"><text:span text:style-name="Descr_5f_dtype"><text:span text:style-name="T70">(unsigned int)</text:span></text:span><text:span text:style-name="Descr"><text:span text:style-name="T70"> Play sound</text:span></text:span></text:p>
          </table:table-cell>
        </table:table-row>
      </table:table>
      <text:p text:style-name="P187"/>
      <text:p text:style-name="P262"><text:span text:style-name="T132">Hold player's keys</text:span>: <text:span text:style-name="T129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08">Marker</text:p>
          </table:table-cell>
          <table:table-cell table:style-name="Таблица17.B1" office:value-type="string">
            <text:p text:style-name="P208">Description</text:p>
          </table:table-cell>
        </table:table-row>
        <table:table-row>
          <table:table-cell table:style-name="Таблица17.A2" office:value-type="string">
            <text:p text:style-name="P157">-</text:p>
          </table:table-cell>
          <table:table-cell table:style-name="Таблица17.B2" office:value-type="string">
            <text:p text:style-name="P230"><text:span text:style-name="Descr_5f_dtype"><text:span text:style-name="T70">(bool array)</text:span></text:span><text:span text:style-name="Descr"><text:span text:style-name="T70"> Hold control keys</text:span></text:span></text:p>
          </table:table-cell>
        </table:table-row>
      </table:table>
      <text:p text:style-name="P188"/>
      <text:p text:style-name="P188"/>
      <text:p text:style-name="P263"><text:span text:style-name="T132">Reset player's hold keys</text:span>: <text:span text:style-name="T137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09">Marker</text:p>
          </table:table-cell>
          <table:table-cell table:style-name="Таблица18.B1" office:value-type="string">
            <text:p text:style-name="P209">Description</text:p>
          </table:table-cell>
        </table:table-row>
        <table:table-row>
          <table:table-cell table:style-name="Таблица18.A2" office:value-type="string">
            <text:p text:style-name="P158">-</text:p>
          </table:table-cell>
          <table:table-cell table:style-name="Таблица18.B2" office:value-type="string">
            <text:p text:style-name="P162">-</text:p>
          </table:table-cell>
        </table:table-row>
      </table:table>
      <text:p text:style-name="P189"/>
      <text:p text:style-name="P189"/>
      <text:p text:style-name="P425"/>
      <text:p text:style-name="P264"><text:span text:style-name="T133">Hide layers</text:span>: <text:span text:style-name="T129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10">Marker</text:p>
          </table:table-cell>
          <table:table-cell table:style-name="Таблица19.B1" office:value-type="string">
            <text:p text:style-name="P210">Description</text:p>
          </table:table-cell>
        </table:table-row>
        <table:table-row>
          <table:table-cell table:style-name="Таблица19.A2" office:value-type="string">
            <text:p text:style-name="P129">NS</text:p>
          </table:table-cell>
          <table:table-cell table:style-name="Таблица19.B2" office:value-type="string">
            <text:p text:style-name="P233"><text:span text:style-name="Descr_5f_dtype"><text:span text:style-name="T70">(bool)</text:span></text:span><text:span text:style-name="Descr"><text:span text:style-name="T70"> without smoke effect</text:span></text:span></text:p>
          </table:table-cell>
        </table:table-row>
        <table:table-row>
          <table:table-cell table:style-name="Таблица19.A3" office:value-type="string">
            <text:p text:style-name="P129">LS</text:p>
          </table:table-cell>
          <table:table-cell table:style-name="Таблица19.B3" office:value-type="string">
            <text:p text:style-name="P129"><text:span text:style-name="Descr_5f_dtype">(string array)</text:span><text:span text:style-name="Descr"> layers</text:span></text:p>
          </table:table-cell>
        </table:table-row>
      </table:table>
      <text:p text:style-name="P190"/>
      <text:p text:style-name="P8"/>
      <text:p text:style-name="P264"><text:span text:style-name="T134">Show layers</text:span>: <text:span text:style-name="T129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10">Marker</text:p>
          </table:table-cell>
          <table:table-cell table:style-name="Таблица20.B1" office:value-type="string">
            <text:p text:style-name="P210">Description</text:p>
          </table:table-cell>
        </table:table-row>
        <table:table-row>
          <table:table-cell table:style-name="Таблица20.A2" office:value-type="string">
            <text:p text:style-name="P129">NS</text:p>
          </table:table-cell>
          <table:table-cell table:style-name="Таблица20.B2" office:value-type="string">
            <text:p text:style-name="P233"><text:span text:style-name="Descr_5f_dtype"><text:span text:style-name="T70">(bool)</text:span></text:span><text:span text:style-name="Descr"><text:span text:style-name="T70"> without smoke effect</text:span></text:span></text:p>
          </table:table-cell>
        </table:table-row>
        <table:table-row>
          <table:table-cell table:style-name="Таблица20.A3" office:value-type="string">
            <text:p text:style-name="P129">LS</text:p>
          </table:table-cell>
          <table:table-cell table:style-name="Таблица20.B3" office:value-type="string">
            <text:p text:style-name="P129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264"><text:span text:style-name="T135">Toggle layers</text:span>: <text:span text:style-name="T129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10">Marker</text:p>
          </table:table-cell>
          <table:table-cell table:style-name="Таблица21.B1" office:value-type="string">
            <text:p text:style-name="P210">Description</text:p>
          </table:table-cell>
        </table:table-row>
        <table:table-row>
          <table:table-cell table:style-name="Таблица21.A2" office:value-type="string">
            <text:p text:style-name="P129">NS</text:p>
          </table:table-cell>
          <table:table-cell table:style-name="Таблица21.B2" office:value-type="string">
            <text:p text:style-name="P233"><text:span text:style-name="Descr_5f_dtype"><text:span text:style-name="T70">(bool)</text:span></text:span><text:span text:style-name="Descr"><text:span text:style-name="T70"> without smoke effect</text:span></text:span></text:p>
          </table:table-cell>
        </table:table-row>
        <table:table-row>
          <table:table-cell table:style-name="Таблица21.A3" office:value-type="string">
            <text:p text:style-name="P129">LS</text:p>
          </table:table-cell>
          <table:table-cell table:style-name="Таблица21.B3" office:value-type="string">
            <text:p text:style-name="P129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265"><text:span text:style-name="T135">Toggle layers</text:span>: <text:span text:style-name="T129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11">Marker</text:p>
          </table:table-cell>
          <table:table-cell table:style-name="Таблица22.B1" office:value-type="string">
            <text:p text:style-name="P211">Description</text:p>
          </table:table-cell>
        </table:table-row>
        <table:table-row>
          <table:table-cell table:style-name="Таблица22.A2" office:value-type="string">
            <text:p text:style-name="P130">NS</text:p>
          </table:table-cell>
          <table:table-cell table:style-name="Таблица22.B2" office:value-type="string">
            <text:p text:style-name="P234"><text:span text:style-name="Descr_5f_dtype"><text:span text:style-name="T70">(bool)</text:span></text:span><text:span text:style-name="Descr"><text:span text:style-name="T70"> without smoke effect</text:span></text:span></text:p>
          </table:table-cell>
        </table:table-row>
        <table:table-row>
          <table:table-cell table:style-name="Таблица22.A3" office:value-type="string">
            <text:p text:style-name="P130">LS</text:p>
          </table:table-cell>
          <table:table-cell table:style-name="Таблица22.B3" office:value-type="string">
            <text:p text:style-name="P130"><text:span text:style-name="Descr_5f_dtype">(string array)</text:span><text:span text:style-name="Descr"> layers</text:span></text:p>
          </table:table-cell>
        </table:table-row>
      </table:table>
      <text:p text:style-name="P145"/>
      <text:p text:style-name="P266"><text:span text:style-name="T138">Change section music ID</text:span>: <text:span text:style-name="T129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12">Marker</text:p>
          </table:table-cell>
          <table:table-cell table:style-name="Таблица23.B1" office:value-type="string">
            <text:p text:style-name="P212">Description</text:p>
          </table:table-cell>
        </table:table-row>
        <table:table-row>
          <table:table-cell table:style-name="Таблица23.A2" office:value-type="string">
            <text:p text:style-name="P139">SI</text:p>
          </table:table-cell>
          <table:table-cell table:style-name="Таблица23.B2" office:value-type="string">
            <text:p text:style-name="P235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  <table:table-row>
          <table:table-cell table:style-name="Таблица23.A3" office:value-type="string">
            <text:p text:style-name="P139">MZ</text:p>
          </table:table-cell>
          <table:table-cell table:style-name="Таблица23.B3" office:value-type="string">
            <text:p text:style-name="P131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267"><text:span text:style-name="T138">Change section custom music file field</text:span>: <text:span text:style-name="T129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13">Marker</text:p>
          </table:table-cell>
          <table:table-cell table:style-name="Таблица25.B1" office:value-type="string">
            <text:p text:style-name="P213">Description</text:p>
          </table:table-cell>
        </table:table-row>
        <table:table-row>
          <table:table-cell table:style-name="Таблица25.A2" office:value-type="string">
            <text:p text:style-name="P140">SI</text:p>
          </table:table-cell>
          <table:table-cell table:style-name="Таблица25.B2" office:value-type="string">
            <text:p text:style-name="P236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  <table:table-row>
          <table:table-cell table:style-name="Таблица25.A3" office:value-type="string">
            <text:p text:style-name="P140">M<text:span text:style-name="T139">F</text:span></text:p>
          </table:table-cell>
          <table:table-cell table:style-name="Таблица25.B3" office:value-type="string">
            <text:p text:style-name="P132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266"><text:span text:style-name="T138">Change section background ID</text:span>: <text:span text:style-name="T129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12">Marker</text:p>
          </table:table-cell>
          <table:table-cell table:style-name="Таблица24.B1" office:value-type="string">
            <text:p text:style-name="P212">Description</text:p>
          </table:table-cell>
        </table:table-row>
        <table:table-row>
          <table:table-cell table:style-name="Таблица24.A2" office:value-type="string">
            <text:p text:style-name="P139">SI</text:p>
          </table:table-cell>
          <table:table-cell table:style-name="Таблица24.B2" office:value-type="string">
            <text:p text:style-name="P235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  <table:table-row>
          <table:table-cell table:style-name="Таблица24.A3" office:value-type="string">
            <text:p text:style-name="P143">BG</text:p>
          </table:table-cell>
          <table:table-cell table:style-name="Таблица24.B3" office:value-type="string">
            <text:p text:style-name="P131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268"><text:span text:style-name="T138">Change section custom background file field</text:span>: <text:span text:style-name="T129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14">Marker</text:p>
          </table:table-cell>
          <table:table-cell table:style-name="Таблица26.B1" office:value-type="string">
            <text:p text:style-name="P214">Description</text:p>
          </table:table-cell>
        </table:table-row>
        <table:table-row>
          <table:table-cell table:style-name="Таблица26.A2" office:value-type="string">
            <text:p text:style-name="P141">SI</text:p>
          </table:table-cell>
          <table:table-cell table:style-name="Таблица26.B2" office:value-type="string">
            <text:p text:style-name="P237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  <table:table-row>
          <table:table-cell table:style-name="Таблица26.A3" office:value-type="string">
            <text:p text:style-name="P143">BF</text:p>
          </table:table-cell>
          <table:table-cell table:style-name="Таблица26.B3" office:value-type="string">
            <text:p text:style-name="P133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269"><text:span text:style-name="T138">Change section custom background file field</text:span>: <text:span text:style-name="T129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15">Marker</text:p>
          </table:table-cell>
          <table:table-cell table:style-name="Таблица27.B1" office:value-type="string">
            <text:p text:style-name="P215">Description</text:p>
          </table:table-cell>
        </table:table-row>
        <table:table-row>
          <table:table-cell table:style-name="Таблица27.A2" office:value-type="string">
            <text:p text:style-name="P142">SI</text:p>
          </table:table-cell>
          <table:table-cell table:style-name="Таблица27.B2" office:value-type="string">
            <text:p text:style-name="P238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  <table:table-row>
          <table:table-cell table:style-name="Таблица27.A5" office:value-type="string">
            <text:p text:style-name="P144">L</text:p>
          </table:table-cell>
          <table:table-cell table:style-name="Таблица27.B5" office:value-type="string">
            <text:p text:style-name="P134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44">T</text:p>
          </table:table-cell>
          <table:table-cell table:style-name="Таблица27.B5" office:value-type="string">
            <text:p text:style-name="P135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44">B</text:p>
          </table:table-cell>
          <table:table-cell table:style-name="Таблица27.B5" office:value-type="string">
            <text:p text:style-name="P135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44">R</text:p>
          </table:table-cell>
          <table:table-cell table:style-name="Таблица27.B6" office:value-type="string">
            <text:p text:style-name="P135"><text:span text:style-name="Descr_5f_dtype">(long)</text:span><text:span text:style-name="Descr"> right side position X</text:span></text:p>
          </table:table-cell>
        </table:table-row>
      </table:table>
      <text:p text:style-name="P270"><text:span text:style-name="T132">Reset music ID to default</text:span>: <text:span text:style-name="T140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16">Marker</text:p>
          </table:table-cell>
          <table:table-cell table:style-name="Таблица28.B1" office:value-type="string">
            <text:p text:style-name="P216">Description</text:p>
          </table:table-cell>
        </table:table-row>
        <table:table-row>
          <table:table-cell table:style-name="Таблица28.A2" office:value-type="string">
            <text:p text:style-name="P159">-</text:p>
          </table:table-cell>
          <table:table-cell table:style-name="Таблица28.B2" office:value-type="string">
            <text:p text:style-name="P239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</table:table>
      <text:p text:style-name="P191"/>
      <text:p text:style-name="P270"><text:soft-page-break/><text:span text:style-name="T132">Reset background ID to default</text:span>: <text:span text:style-name="T140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16">Marker</text:p>
          </table:table-cell>
          <table:table-cell table:style-name="Таблица29.B1" office:value-type="string">
            <text:p text:style-name="P216">Description</text:p>
          </table:table-cell>
        </table:table-row>
        <table:table-row>
          <table:table-cell table:style-name="Таблица29.A2" office:value-type="string">
            <text:p text:style-name="P159">-</text:p>
          </table:table-cell>
          <table:table-cell table:style-name="Таблица29.B2" office:value-type="string">
            <text:p text:style-name="P239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</table:table>
      <text:p text:style-name="P191"/>
      <text:p text:style-name="P270"><text:span text:style-name="T132">Reset section size to default</text:span>: <text:span text:style-name="T140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16">Marker</text:p>
          </table:table-cell>
          <table:table-cell table:style-name="Таблица30.B1" office:value-type="string">
            <text:p text:style-name="P216">Description</text:p>
          </table:table-cell>
        </table:table-row>
        <table:table-row>
          <table:table-cell table:style-name="Таблица30.A2" office:value-type="string">
            <text:p text:style-name="P159">-</text:p>
          </table:table-cell>
          <table:table-cell table:style-name="Таблица30.B2" office:value-type="string">
            <text:p text:style-name="P239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</table:table>
      <text:p text:style-name="P13"/>
      <text:p text:style-name="P271"><text:span text:style-name="T132">Reset custom music file field to default</text:span>: <text:span text:style-name="T140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17">Marker</text:p>
          </table:table-cell>
          <table:table-cell table:style-name="Таблица31.B1" office:value-type="string">
            <text:p text:style-name="P217">Description</text:p>
          </table:table-cell>
        </table:table-row>
        <table:table-row>
          <table:table-cell table:style-name="Таблица31.A2" office:value-type="string">
            <text:p text:style-name="P160">-</text:p>
          </table:table-cell>
          <table:table-cell table:style-name="Таблица31.B2" office:value-type="string">
            <text:p text:style-name="P240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</table:table>
      <text:p text:style-name="P192"/>
      <text:p text:style-name="P271"><text:span text:style-name="T132">Reset custom background file field to default</text:span>: <text:span text:style-name="T140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17">Marker</text:p>
          </table:table-cell>
          <table:table-cell table:style-name="Таблица32.B1" office:value-type="string">
            <text:p text:style-name="P217">Description</text:p>
          </table:table-cell>
        </table:table-row>
        <table:table-row>
          <table:table-cell table:style-name="Таблица32.A2" office:value-type="string">
            <text:p text:style-name="P160">-</text:p>
          </table:table-cell>
          <table:table-cell table:style-name="Таблица32.B2" office:value-type="string">
            <text:p text:style-name="P240"><text:span text:style-name="Descr_5f_dtype"><text:span text:style-name="T70">(unsigned int)</text:span></text:span><text:span text:style-name="Descr"><text:span text:style-name="T70"> Section ID</text:span></text:span></text:p>
          </table:table-cell>
        </table:table-row>
      </table:table>
      <text:p text:style-name="P12"/>
      <text:p text:style-name="P12"/>
      <text:p text:style-name="P272"><text:span text:style-name="T141">Set event trigger</text:span>: <text:span text:style-name="T129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18">Marker</text:p>
          </table:table-cell>
          <table:table-cell table:style-name="Таблица33.B1" office:value-type="string">
            <text:p text:style-name="P218">Description</text:p>
          </table:table-cell>
        </table:table-row>
        <table:table-row>
          <table:table-cell table:style-name="Таблица33.A2" office:value-type="string">
            <text:p text:style-name="P146">TE</text:p>
          </table:table-cell>
          <table:table-cell table:style-name="Таблица33.B2" office:value-type="string">
            <text:p text:style-name="P241"><text:span text:style-name="Descr_5f_dtype"><text:span text:style-name="T70">(string)</text:span></text:span><text:span text:style-name="Descr"><text:span text:style-name="T70"> Event title</text:span></text:span></text:p>
          </table:table-cell>
        </table:table-row>
        <table:table-row>
          <table:table-cell table:style-name="Таблица33.A3" office:value-type="string">
            <text:p text:style-name="P146">TT</text:p>
          </table:table-cell>
          <table:table-cell table:style-name="Таблица33.B3" office:value-type="string">
            <text:p text:style-name="P136"><text:span text:style-name="Descr_5f_dtype">(unsigned int)</text:span><text:span text:style-name="Descr"> Delay, </text:span><text:span text:style-name="Descr"><text:span text:style-name="T144">d-seconds (1/10 sec)</text:span></text:span></text:p>
          </table:table-cell>
        </table:table-row>
      </table:table>
      <text:p text:style-name="P193"/>
      <text:p text:style-name="P13"/>
      <text:p text:style-name="P273"><text:span text:style-name="T142">Set layer speed motion</text:span>: <text:span text:style-name="T129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19">Marker</text:p>
          </table:table-cell>
          <table:table-cell table:style-name="Таблица34.B1" office:value-type="string">
            <text:p text:style-name="P219">Description</text:p>
          </table:table-cell>
        </table:table-row>
        <table:table-row>
          <table:table-cell table:style-name="Таблица34.A2" office:value-type="string">
            <text:p text:style-name="P163">LT</text:p>
          </table:table-cell>
          <table:table-cell table:style-name="Таблица34.B2" office:value-type="string">
            <text:p text:style-name="P242"><text:span text:style-name="Descr_5f_dtype"><text:span text:style-name="T70">(string)</text:span></text:span><text:span text:style-name="Descr"><text:span text:style-name="T70"> Layer title</text:span></text:span></text:p>
          </table:table-cell>
        </table:table-row>
        <table:table-row>
          <table:table-cell table:style-name="Таблица34.A3" office:value-type="string">
            <text:p text:style-name="P149">SX</text:p>
          </table:table-cell>
          <table:table-cell table:style-name="Таблица34.B3" office:value-type="string">
            <text:p text:style-name="P137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49">SY</text:p>
          </table:table-cell>
          <table:table-cell table:style-name="Таблица34.B4" office:value-type="string">
            <text:p text:style-name="P138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51">AX</text:p>
          </table:table-cell>
          <table:table-cell table:style-name="Таблица34.B5" office:value-type="string">
            <text:p text:style-name="P138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51">AY</text:p>
          </table:table-cell>
          <table:table-cell table:style-name="Таблица34.B6" office:value-type="string">
            <text:p text:style-name="P138"><text:span text:style-name="Descr_5f_dtype">(unsigned double)</text:span><text:span text:style-name="Descr"> Acceleration Y</text:span></text:p>
          </table:table-cell>
        </table:table-row>
      </table:table>
      <text:p text:style-name="P194"/>
      <text:p text:style-name="P274"><text:span text:style-name="T141">Set event trigger</text:span>: <text:span text:style-name="T129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20">Marker</text:p>
          </table:table-cell>
          <table:table-cell table:style-name="Таблица35.B1" office:value-type="string">
            <text:p text:style-name="P220">Description</text:p>
          </table:table-cell>
        </table:table-row>
        <table:table-row>
          <table:table-cell table:style-name="Таблица35.A2" office:value-type="string">
            <text:p text:style-name="P164">SI</text:p>
          </table:table-cell>
          <table:table-cell table:style-name="Таблица35.B2" office:value-type="string">
            <text:p text:style-name="P243"><text:span text:style-name="Descr_5f_dtype"><text:span text:style-name="T70">(string)</text:span></text:span><text:span text:style-name="Descr"><text:span text:style-name="T70"> Layer title</text:span></text:span></text:p>
          </table:table-cell>
        </table:table-row>
        <table:table-row>
          <table:table-cell table:style-name="Таблица35.A3" office:value-type="string">
            <text:p text:style-name="P150">SX</text:p>
          </table:table-cell>
          <table:table-cell table:style-name="Таблица35.B3" office:value-type="string">
            <text:p text:style-name="P138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50">SY</text:p>
          </table:table-cell>
          <table:table-cell table:style-name="Таблица35.B5" office:value-type="string">
            <text:p text:style-name="P138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51">AX</text:p>
          </table:table-cell>
          <table:table-cell table:style-name="Таблица35.B5" office:value-type="string">
            <text:p text:style-name="P138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51">AY</text:p>
          </table:table-cell>
          <table:table-cell table:style-name="Таблица35.B6" office:value-type="string">
            <text:p text:style-name="P138"><text:span text:style-name="Descr_5f_dtype">(unsigned double)</text:span><text:span text:style-name="Descr"> Acceleration Y</text:span></text:p>
          </table:table-cell>
        </table:table-row>
      </table:table>
      <text:p text:style-name="P195"/>
      <text:p text:style-name="P275"><text:span text:style-name="T143">Delay next action</text:span>: <text:span text:style-name="T129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21">Marker</text:p>
          </table:table-cell>
          <table:table-cell table:style-name="Таблица36.B1" office:value-type="string">
            <text:p text:style-name="P221">Description</text:p>
          </table:table-cell>
        </table:table-row>
        <table:table-row>
          <table:table-cell table:style-name="Таблица36.A2" office:value-type="string">
            <text:p text:style-name="P161">-</text:p>
          </table:table-cell>
          <table:table-cell table:style-name="Таблица36.B2" office:value-type="string">
            <text:p text:style-name="P231"><text:span text:style-name="Descr_5f_dtype"><text:span text:style-name="T70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76">Delay time, ms</text:span></text:span></text:p>
          </table:table-cell>
        </table:table-row>
      </table:table>
      <text:p text:style-name="P353"/>
      <text:p text:style-name="P353"><text:span text:style-name="T152">Loop event X times</text:span>: <text:span text:style-name="T129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394">Marker</text:p>
          </table:table-cell>
          <table:table-cell table:style-name="Таблица37.B1" office:value-type="string">
            <text:p text:style-name="P394">Description</text:p>
          </table:table-cell>
        </table:table-row>
        <table:table-row>
          <table:table-cell table:style-name="Таблица37.A2" office:value-type="string">
            <text:p text:style-name="P371">-</text:p>
          </table:table-cell>
          <table:table-cell table:style-name="Таблица37.B2" office:value-type="string">
            <text:p text:style-name="P403"><text:span text:style-name="Descr_5f_dtype"><text:span text:style-name="T70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77">Loop times</text:span></text:span></text:p>
          </table:table-cell>
        </table:table-row>
      </table:table>
      <text:p text:style-name="P408"/>
      <text:p text:style-name="P354"><text:span text:style-name="T152">Loop event forever</text:span>: <text:span text:style-name="T129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95">Marker</text:p>
          </table:table-cell>
          <table:table-cell table:style-name="Таблица38.B1" office:value-type="string">
            <text:p text:style-name="P395">Description</text:p>
          </table:table-cell>
        </table:table-row>
        <table:table-row>
          <table:table-cell table:style-name="Таблица38.A2" office:value-type="string">
            <text:p text:style-name="P372">-</text:p>
          </table:table-cell>
          <table:table-cell table:style-name="Таблица38.B2" office:value-type="string">
            <text:p text:style-name="P404"><text:span text:style-name="Descr"><text:span text:style-name="T77">-</text:span></text:span></text:p>
          </table:table-cell>
        </table:table-row>
      </table:table>
      <text:p text:style-name="P409"/>
      <text:p text:style-name="P355"><text:span text:style-name="T153">Abort event loop</text:span>: <text:span text:style-name="T129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96">Marker</text:p>
          </table:table-cell>
          <table:table-cell table:style-name="Таблица39.B1" office:value-type="string">
            <text:p text:style-name="P396">Description</text:p>
          </table:table-cell>
        </table:table-row>
        <table:table-row>
          <table:table-cell table:style-name="Таблица39.A2" office:value-type="string">
            <text:p text:style-name="P373">-</text:p>
          </table:table-cell>
          <table:table-cell table:style-name="Таблица39.B2" office:value-type="string">
            <text:p text:style-name="P405"><text:span text:style-name="Descr_5f_dtype"><text:span text:style-name="T70">(</text:span></text:span><text:span text:style-name="Descr_5f_dtype"><text:span text:style-name="T23">string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78">Name of event which in loop</text:span></text:span></text:p>
          </table:table-cell>
        </table:table-row>
      </table:table>
      <text:p text:style-name="P410"><text:soft-page-break/></text:p>
      <text:p text:style-name="P356"><text:span text:style-name="T155">Change Item setting</text:span>: <text:span text:style-name="T129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97">Marker</text:p>
          </table:table-cell>
          <table:table-cell table:style-name="Таблица40.B1" office:value-type="string">
            <text:p text:style-name="P397">Description</text:p>
          </table:table-cell>
        </table:table-row>
        <table:table-row>
          <table:table-cell table:style-name="Таблица40.A2" office:value-type="string">
            <text:p text:style-name="P383">PTR</text:p>
          </table:table-cell>
          <table:table-cell table:style-name="Таблица40.B2" office:value-type="string">
            <text:p text:style-name="P418"><text:span text:style-name="Descr_5f_dtype"><text:span text:style-name="T70">(string)</text:span></text:span><text:span text:style-name="Descr"><text:span text:style-name="T70"> </text:span></text:span><text:span text:style-name="Descr"><text:span text:style-name="T79">Target Item pointer</text:span></text:span></text:p>
          </table:table-cell>
        </table:table-row>
        <table:table-row>
          <table:table-cell table:style-name="Таблица40.A3" office:value-type="string">
            <text:p text:style-name="P385">IT</text:p>
          </table:table-cell>
          <table:table-cell table:style-name="Таблица40.B3" office:value-type="string">
            <text:p text:style-name="P378"><text:span text:style-name="Descr_5f_dtype">(</text:span><text:span text:style-name="Descr_5f_dtype"><text:span text:style-name="T156">unsigned int</text:span></text:span><text:span text:style-name="Descr_5f_dtype">)</text:span><text:span text:style-name="Descr"> </text:span><text:span text:style-name="Descr"><text:span text:style-name="T156">Item type</text:span></text:span></text:p>
          </table:table-cell>
        </table:table-row>
        <table:table-row>
          <table:table-cell table:style-name="Таблица40.A4" office:value-type="string">
            <text:p text:style-name="P386">S</text:p>
          </table:table-cell>
          <table:table-cell table:style-name="Таблица40.B4" office:value-type="string">
            <text:p text:style-name="P378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name</text:span></text:span></text:p>
          </table:table-cell>
        </table:table-row>
        <table:table-row>
          <table:table-cell table:style-name="Таблица40.A5" office:value-type="string">
            <text:p text:style-name="P386">V</text:p>
          </table:table-cell>
          <table:table-cell table:style-name="Таблица40.B5" office:value-type="string">
            <text:p text:style-name="P378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value</text:span></text:span></text:p>
          </table:table-cell>
        </table:table-row>
      </table:table>
      <text:p text:style-name="P412"/>
      <text:p text:style-name="P412"/>
      <text:p text:style-name="P362"><text:span text:style-name="T159">Cut-scene mode Events</text:span></text:p>
      <text:p text:style-name="P423"/>
      <text:p text:style-name="P358"><text:span text:style-name="T152">Loop event forever</text:span>: <text:span text:style-name="T129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99">Marker</text:p>
          </table:table-cell>
          <table:table-cell table:style-name="Таблица42.B1" office:value-type="string">
            <text:p text:style-name="P399">Description</text:p>
          </table:table-cell>
        </table:table-row>
        <table:table-row>
          <table:table-cell table:style-name="Таблица42.A2" office:value-type="string">
            <text:p text:style-name="P374">-</text:p>
          </table:table-cell>
          <table:table-cell table:style-name="Таблица42.B2" office:value-type="string">
            <text:p text:style-name="P406"><text:span text:style-name="Descr_5f_dtype"><text:span text:style-name="T70">(</text:span></text:span><text:span text:style-name="Descr_5f_dtype"><text:span text:style-name="T24">bool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80">Enable </text:span></text:span><text:span text:style-name="Descr"><text:span text:style-name="T82">cut-scene</text:span></text:span><text:span text:style-name="Descr"><text:span text:style-name="T80"> mode (</text:span></text:span><text:span text:style-name="Descr"><text:span text:style-name="T82">Stop</text:span></text:span><text:span text:style-name="Descr"><text:span text:style-name="T80"> any AI</text:span></text:span><text:span text:style-name="Descr"><text:span text:style-name="T83">'</text:span></text:span><text:span text:style-name="Descr"><text:span text:style-name="T81">s </text:span></text:span><text:span text:style-name="Descr"><text:span text:style-name="T84">algorithms</text:span></text:span><text:span text:style-name="Descr"><text:span text:style-name="T80">)</text:span></text:span></text:p>
          </table:table-cell>
        </table:table-row>
      </table:table>
      <text:p text:style-name="P414"/>
      <text:p text:style-name="P423"/>
      <text:p text:style-name="P357"><text:span text:style-name="T155">Change Item setting</text:span>: <text:span text:style-name="T129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98">Marker</text:p>
          </table:table-cell>
          <table:table-cell table:style-name="Таблица41.B1" office:value-type="string">
            <text:p text:style-name="P398">Description</text:p>
          </table:table-cell>
        </table:table-row>
        <table:table-row>
          <table:table-cell table:style-name="Таблица41.A2" office:value-type="string">
            <text:p text:style-name="P384">PTR</text:p>
          </table:table-cell>
          <table:table-cell table:style-name="Таблица41.B2" office:value-type="string">
            <text:p text:style-name="P419"><text:span text:style-name="Descr_5f_dtype"><text:span text:style-name="T70">(string)</text:span></text:span><text:span text:style-name="Descr"><text:span text:style-name="T70"> </text:span></text:span><text:span text:style-name="Descr"><text:span text:style-name="T79">Target Item pointer</text:span></text:span></text:p>
          </table:table-cell>
        </table:table-row>
        <table:table-row>
          <table:table-cell table:style-name="Таблица41.A3" office:value-type="string">
            <text:p text:style-name="P387">S</text:p>
          </table:table-cell>
          <table:table-cell table:style-name="Таблица41.B3" office:value-type="string">
            <text:p text:style-name="P379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387">V</text:p>
          </table:table-cell>
          <table:table-cell table:style-name="Таблица41.B4" office:value-type="string">
            <text:p text:style-name="P379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413"/>
      <text:p text:style-name="P359"><text:span text:style-name="T155">Change Item setting</text:span>: <text:span text:style-name="T129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00">Marker</text:p>
          </table:table-cell>
          <table:table-cell table:style-name="Таблица43.B1" office:value-type="string">
            <text:p text:style-name="P400">Description</text:p>
          </table:table-cell>
        </table:table-row>
        <table:table-row>
          <table:table-cell table:style-name="Таблица43.A2" office:value-type="string">
            <text:p text:style-name="P391">ID</text:p>
          </table:table-cell>
          <table:table-cell table:style-name="Таблица43.B2" office:value-type="string">
            <text:p text:style-name="P420"><text:span text:style-name="Descr_5f_dtype"><text:span text:style-name="T70">(</text:span></text:span><text:span text:style-name="Descr_5f_dtype"><text:span text:style-name="T85">unsigned int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85">Playable character ID</text:span></text:span></text:p>
          </table:table-cell>
        </table:table-row>
        <table:table-row>
          <table:table-cell table:style-name="Таблица43.A3" office:value-type="string">
            <text:p text:style-name="P388">S</text:p>
          </table:table-cell>
          <table:table-cell table:style-name="Таблица43.B3" office:value-type="string">
            <text:p text:style-name="P380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388">V</text:p>
          </table:table-cell>
          <table:table-cell table:style-name="Таблица43.B4" office:value-type="string">
            <text:p text:style-name="P380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415"/>
      <text:p text:style-name="P413"/>
      <text:p text:style-name="P424">Global events <text:span text:style-name="T161">and switches</text:span></text:p>
      <text:p text:style-name="P424"/>
      <text:p text:style-name="P360"><text:span text:style-name="T155">Change Item setting</text:span>: <text:span text:style-name="T129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01">Marker</text:p>
          </table:table-cell>
          <table:table-cell table:style-name="Таблица44.B1" office:value-type="string">
            <text:p text:style-name="P401">Description</text:p>
          </table:table-cell>
        </table:table-row>
        <table:table-row>
          <table:table-cell table:style-name="Таблица44.A2" office:value-type="string">
            <text:p text:style-name="P392">E</text:p>
          </table:table-cell>
          <table:table-cell table:style-name="Таблица44.B2" office:value-type="string">
            <text:p text:style-name="P421"><text:span text:style-name="Descr_5f_dtype"><text:span text:style-name="T70">(</text:span></text:span><text:span text:style-name="Descr_5f_dtype"><text:span text:style-name="T25">string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389">S</text:p>
          </table:table-cell>
          <table:table-cell table:style-name="Таблица44.B3" office:value-type="string">
            <text:p text:style-name="P381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389">V</text:p>
          </table:table-cell>
          <table:table-cell table:style-name="Таблица44.B4" office:value-type="string">
            <text:p text:style-name="P381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416"/>
      <text:p text:style-name="P361"><text:span text:style-name="T155">Change Item setting</text:span>: <text:span text:style-name="T129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402">Marker</text:p>
          </table:table-cell>
          <table:table-cell table:style-name="Таблица45.B1" office:value-type="string">
            <text:p text:style-name="P402">Description</text:p>
          </table:table-cell>
        </table:table-row>
        <table:table-row>
          <table:table-cell table:style-name="Таблица45.A2" office:value-type="string">
            <text:p text:style-name="P393">SN</text:p>
          </table:table-cell>
          <table:table-cell table:style-name="Таблица45.B2" office:value-type="string">
            <text:p text:style-name="P422"><text:span text:style-name="Descr_5f_dtype"><text:span text:style-name="T70">(</text:span></text:span><text:span text:style-name="Descr_5f_dtype"><text:span text:style-name="T25">string</text:span></text:span><text:span text:style-name="Descr_5f_dtype"><text:span text:style-name="T70">)</text:span></text:span><text:span text:style-name="Descr"><text:span text:style-name="T70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393">SW</text:p>
          </table:table-cell>
          <table:table-cell table:style-name="Таблица45.B3" office:value-type="string">
            <text:p text:style-name="P382"><text:span text:style-name="Descr_5f_dtype">(</text:span><text:span text:style-name="Descr_5f_dtype"><text:span text:style-name="T161">bool</text:span></text:span><text:span text:style-name="Descr_5f_dtype">)</text:span><text:span text:style-name="Descr"> </text:span><text:span text:style-name="Descr"><text:span text:style-name="T161">Switch state</text:span></text:span></text:p>
          </table:table-cell>
        </table:table-row>
      </table:table>
      <text:p text:style-name="P4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9-09T03:17:48.203000000</dc:date>
    <meta:editing-duration>P2DT18H14M16S</meta:editing-duration>
    <meta:editing-cycles>953</meta:editing-cycles>
    <meta:generator>LibreOffice/4.2.6.3$Windows_x86 LibreOffice_project/3fd416d4c6db7d3204c17ce57a1d70f6e531ee21</meta:generator>
    <meta:document-statistic meta:table-count="45" meta:image-count="3" meta:object-count="1" meta:page-count="11" meta:paragraph-count="667" meta:word-count="2029" meta:character-count="12289" meta:non-whitespace-character-count="1090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